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</office:automatic-styles>
  <office:body>
    <office:spreadsheet>
      <table:table table:name="birectangleA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8868" calcext:value-type="float">
            <text:p>0.28868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0.28868" calcext:value-type="float">
            <text:p>0.28868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-0.28868" calcext:value-type="float">
            <text:p>-0.28868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" calcext:value-type="float">
            <text:p>0</text:p>
          </table:table-cell>
          <table:table-cell office:value-type="float" office:value="-0.28868" calcext:value-type="float">
            <text:p>-0.28868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0.21651" calcext:value-type="float">
            <text:p>0.216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0.21651" calcext:value-type="float">
            <text:p>0.2165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-0.21651" calcext:value-type="float">
            <text:p>-0.2165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17678" calcext:value-type="float">
            <text:p>0.17678</text:p>
          </table:table-cell>
          <table:table-cell office:value-type="float" office:value="-0.21651" calcext:value-type="float">
            <text:p>-0.2165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 calcext:value-type="string">
            <text:p>row mul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154" calcext:value-type="float">
            <text:p>1.15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UAL</text:p>
          </table:table-cell>
          <table:table-cell table:style-name="ce1" table:formula="of:=[.B$10]*[.B1]" office:value-type="float" office:value="0.35356" calcext:value-type="float">
            <text:p>0.35356</text:p>
          </table:table-cell>
          <table:table-cell table:style-name="ce1" table:formula="of:=[.C$10]*[.C1]" office:value-type="float" office:value="0.14425" calcext:value-type="float">
            <text:p>0.14425</text:p>
          </table:table-cell>
          <table:table-cell table:style-name="ce1" table:formula="of:=[.D$10]*[.D1]" office:value-type="float" office:value="0" calcext:value-type="float">
            <text:p>0.00000</text:p>
          </table:table-cell>
          <table:table-cell table:style-name="ce1" table:formula="of:=[.E$10]*[.E1]" office:value-type="float" office:value="0.33313672" calcext:value-type="float">
            <text:p>0.33314</text:p>
          </table:table-cell>
        </table:table-row>
        <table:table-row table:style-name="ro1">
          <table:table-cell/>
          <table:table-cell table:style-name="ce1" table:formula="of:=[.B$10]*[.B2]" office:value-type="float" office:value="0.35356" calcext:value-type="float">
            <text:p>0.35356</text:p>
          </table:table-cell>
          <table:table-cell table:style-name="ce1" table:formula="of:=[.C$10]*[.C2]" office:value-type="float" office:value="-0.14425" calcext:value-type="float">
            <text:p>-0.14425</text:p>
          </table:table-cell>
          <table:table-cell table:style-name="ce1" table:formula="of:=[.D$10]*[.D2]" office:value-type="float" office:value="0" calcext:value-type="float">
            <text:p>0.00000</text:p>
          </table:table-cell>
          <table:table-cell table:style-name="ce1" table:formula="of:=[.E$10]*[.E2]" office:value-type="float" office:value="0.33313672" calcext:value-type="float">
            <text:p>0.33314</text:p>
          </table:table-cell>
        </table:table-row>
        <table:table-row table:style-name="ro1">
          <table:table-cell/>
          <table:table-cell table:style-name="ce1" table:formula="of:=[.B$10]*[.B3]" office:value-type="float" office:value="0.35356" calcext:value-type="float">
            <text:p>0.35356</text:p>
          </table:table-cell>
          <table:table-cell table:style-name="ce1" table:formula="of:=[.C$10]*[.C3]" office:value-type="float" office:value="0.14425" calcext:value-type="float">
            <text:p>0.14425</text:p>
          </table:table-cell>
          <table:table-cell table:style-name="ce1" table:formula="of:=[.D$10]*[.D3]" office:value-type="float" office:value="0" calcext:value-type="float">
            <text:p>0.00000</text:p>
          </table:table-cell>
          <table:table-cell table:style-name="ce1" table:formula="of:=[.E$10]*[.E3]" office:value-type="float" office:value="-0.33313672" calcext:value-type="float">
            <text:p>-0.33314</text:p>
          </table:table-cell>
        </table:table-row>
        <table:table-row table:style-name="ro1">
          <table:table-cell/>
          <table:table-cell table:style-name="ce1" table:formula="of:=[.B$10]*[.B4]" office:value-type="float" office:value="0.35356" calcext:value-type="float">
            <text:p>0.35356</text:p>
          </table:table-cell>
          <table:table-cell table:style-name="ce1" table:formula="of:=[.C$10]*[.C4]" office:value-type="float" office:value="-0.14425" calcext:value-type="float">
            <text:p>-0.14425</text:p>
          </table:table-cell>
          <table:table-cell table:style-name="ce1" table:formula="of:=[.D$10]*[.D4]" office:value-type="float" office:value="0" calcext:value-type="float">
            <text:p>0.00000</text:p>
          </table:table-cell>
          <table:table-cell table:style-name="ce1" table:formula="of:=[.E$10]*[.E4]" office:value-type="float" office:value="-0.33313672" calcext:value-type="float">
            <text:p>-0.33314</text:p>
          </table:table-cell>
        </table:table-row>
        <table:table-row table:style-name="ro1">
          <table:table-cell/>
          <table:table-cell table:style-name="ce1" table:formula="of:=[.B$10]*[.B5]" office:value-type="float" office:value="0.35356" calcext:value-type="float">
            <text:p>0.35356</text:p>
          </table:table-cell>
          <table:table-cell table:style-name="ce1" table:formula="of:=[.C$10]*[.C5]" office:value-type="float" office:value="0.24985254" calcext:value-type="float">
            <text:p>0.24985</text:p>
          </table:table-cell>
          <table:table-cell table:style-name="ce1" table:formula="of:=[.D$10]*[.D5]" office:value-type="float" office:value="0.577" calcext:value-type="float">
            <text:p>0.57700</text:p>
          </table:table-cell>
          <table:table-cell table:style-name="ce1" table:formula="of:=[.E$10]*[.E5]" office:value-type="float" office:value="0" calcext:value-type="float">
            <text:p>0.00000</text:p>
          </table:table-cell>
        </table:table-row>
        <table:table-row table:style-name="ro1">
          <table:table-cell/>
          <table:table-cell table:style-name="ce1" table:formula="of:=[.B$10]*[.B6]" office:value-type="float" office:value="0.35356" calcext:value-type="float">
            <text:p>0.35356</text:p>
          </table:table-cell>
          <table:table-cell table:style-name="ce1" table:formula="of:=[.C$10]*[.C6]" office:value-type="float" office:value="0.24985254" calcext:value-type="float">
            <text:p>0.24985</text:p>
          </table:table-cell>
          <table:table-cell table:style-name="ce1" table:formula="of:=[.D$10]*[.D6]" office:value-type="float" office:value="-0.577" calcext:value-type="float">
            <text:p>-0.57700</text:p>
          </table:table-cell>
          <table:table-cell table:style-name="ce1" table:formula="of:=[.E$10]*[.E6]" office:value-type="float" office:value="0" calcext:value-type="float">
            <text:p>0.00000</text:p>
          </table:table-cell>
        </table:table-row>
        <table:table-row table:style-name="ro1">
          <table:table-cell/>
          <table:table-cell table:style-name="ce1" table:formula="of:=[.B$10]*[.B7]" office:value-type="float" office:value="0.35356" calcext:value-type="float">
            <text:p>0.35356</text:p>
          </table:table-cell>
          <table:table-cell table:style-name="ce1" table:formula="of:=[.C$10]*[.C7]" office:value-type="float" office:value="-0.24985254" calcext:value-type="float">
            <text:p>-0.24985</text:p>
          </table:table-cell>
          <table:table-cell table:style-name="ce1" table:formula="of:=[.D$10]*[.D7]" office:value-type="float" office:value="0.577" calcext:value-type="float">
            <text:p>0.57700</text:p>
          </table:table-cell>
          <table:table-cell table:style-name="ce1" table:formula="of:=[.E$10]*[.E7]" office:value-type="float" office:value="0" calcext:value-type="float">
            <text:p>0.00000</text:p>
          </table:table-cell>
        </table:table-row>
        <table:table-row table:style-name="ro1">
          <table:table-cell/>
          <table:table-cell table:style-name="ce1" table:formula="of:=[.B$10]*[.B8]" office:value-type="float" office:value="0.35356" calcext:value-type="float">
            <text:p>0.35356</text:p>
          </table:table-cell>
          <table:table-cell table:style-name="ce1" table:formula="of:=[.C$10]*[.C8]" office:value-type="float" office:value="-0.24985254" calcext:value-type="float">
            <text:p>-0.24985</text:p>
          </table:table-cell>
          <table:table-cell table:style-name="ce1" table:formula="of:=[.D$10]*[.D8]" office:value-type="float" office:value="-0.577" calcext:value-type="float">
            <text:p>-0.57700</text:p>
          </table:table-cell>
          <table:table-cell table:style-name="ce1" table:formula="of:=[.E$10]*[.E8]" office:value-type="float" office:value="0" calcext:value-type="float">
            <text:p>0.00000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cosahedron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50037" calcext:value-type="float">
            <text:p>0.050037</text:p>
          </table:table-cell>
          <table:table-cell office:value-type="float" office:value="0.049931" calcext:value-type="float">
            <text:p>0.049931</text:p>
          </table:table-cell>
          <table:table-cell office:value-type="float" office:value="0.064577" calcext:value-type="float">
            <text:p>0.064577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-0" calcext:value-type="float">
            <text:p>0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0.063387" calcext:value-type="float">
            <text:p>0.063387</text:p>
          </table:table-cell>
          <table:table-cell office:value-type="float" office:value="-0.010947" calcext:value-type="float">
            <text:p>-0.010947</text:p>
          </table:table-cell>
          <table:table-cell office:value-type="float" office:value="-0.073666" calcext:value-type="float">
            <text:p>-0.073666</text:p>
          </table:table-cell>
          <table:table-cell office:value-type="float" office:value="0.100944" calcext:value-type="float">
            <text:p>0.100944</text:p>
          </table:table-cell>
          <table:table-cell office:value-type="float" office:value="-0.070897" calcext:value-type="float">
            <text:p>-0.070897</text:p>
          </table:table-cell>
          <table:table-cell office:value-type="float" office:value="-0.014791" calcext:value-type="float">
            <text:p>-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0078" calcext:value-type="float">
            <text:p>-0.050078</text:p>
          </table:table-cell>
          <table:table-cell office:value-type="float" office:value="0.050037" calcext:value-type="float">
            <text:p>0.050037</text:p>
          </table:table-cell>
          <table:table-cell office:value-type="float" office:value="0.049931" calcext:value-type="float">
            <text:p>0.049931</text:p>
          </table:table-cell>
          <table:table-cell office:value-type="float" office:value="-0.064577" calcext:value-type="float">
            <text:p>-0.064577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" calcext:value-type="float">
            <text:p>0</text:p>
          </table:table-cell>
          <table:table-cell office:value-type="float" office:value="-0.101736" calcext:value-type="float">
            <text:p>-0.101736</text:p>
          </table:table-cell>
          <table:table-cell office:value-type="float" office:value="-0.063387" calcext:value-type="float">
            <text:p>-0.063387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-0.073666" calcext:value-type="float">
            <text:p>-0.073666</text:p>
          </table:table-cell>
          <table:table-cell office:value-type="float" office:value="0.100944" calcext:value-type="float">
            <text:p>0.100944</text:p>
          </table:table-cell>
          <table:table-cell office:value-type="float" office:value="-0.070897" calcext:value-type="float">
            <text:p>-0.070897</text:p>
          </table:table-cell>
          <table:table-cell office:value-type="float" office:value="-0.014791" calcext:value-type="float">
            <text:p>-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0078" calcext:value-type="float">
            <text:p>-0.050078</text:p>
          </table:table-cell>
          <table:table-cell office:value-type="float" office:value="0.050037" calcext:value-type="float">
            <text:p>0.050037</text:p>
          </table:table-cell>
          <table:table-cell office:value-type="float" office:value="-0.049931" calcext:value-type="float">
            <text:p>-0.049931</text:p>
          </table:table-cell>
          <table:table-cell office:value-type="float" office:value="0.064577" calcext:value-type="float">
            <text:p>0.064577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" calcext:value-type="float">
            <text:p>0</text:p>
          </table:table-cell>
          <table:table-cell office:value-type="float" office:value="-0.101736" calcext:value-type="float">
            <text:p>-0.101736</text:p>
          </table:table-cell>
          <table:table-cell office:value-type="float" office:value="0.063387" calcext:value-type="float">
            <text:p>0.063387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-0.073666" calcext:value-type="float">
            <text:p>-0.073666</text:p>
          </table:table-cell>
          <table:table-cell office:value-type="float" office:value="-0.100944" calcext:value-type="float">
            <text:p>-0.100944</text:p>
          </table:table-cell>
          <table:table-cell office:value-type="float" office:value="-0.070897" calcext:value-type="float">
            <text:p>-0.070897</text:p>
          </table:table-cell>
          <table:table-cell office:value-type="float" office:value="0.014791" calcext:value-type="float">
            <text:p>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0.050037" calcext:value-type="float">
            <text:p>0.050037</text:p>
          </table:table-cell>
          <table:table-cell office:value-type="float" office:value="-0.049931" calcext:value-type="float">
            <text:p>-0.049931</text:p>
          </table:table-cell>
          <table:table-cell office:value-type="float" office:value="-0.064577" calcext:value-type="float">
            <text:p>-0.064577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-0" calcext:value-type="float">
            <text:p>0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-0.063387" calcext:value-type="float">
            <text:p>-0.063387</text:p>
          </table:table-cell>
          <table:table-cell office:value-type="float" office:value="-0.010947" calcext:value-type="float">
            <text:p>-0.010947</text:p>
          </table:table-cell>
          <table:table-cell office:value-type="float" office:value="-0.073666" calcext:value-type="float">
            <text:p>-0.073666</text:p>
          </table:table-cell>
          <table:table-cell office:value-type="float" office:value="-0.100944" calcext:value-type="float">
            <text:p>-0.100944</text:p>
          </table:table-cell>
          <table:table-cell office:value-type="float" office:value="-0.070897" calcext:value-type="float">
            <text:p>-0.070897</text:p>
          </table:table-cell>
          <table:table-cell office:value-type="float" office:value="0.014791" calcext:value-type="float">
            <text:p>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-0.050037" calcext:value-type="float">
            <text:p>-0.050037</text:p>
          </table:table-cell>
          <table:table-cell office:value-type="float" office:value="0.049931" calcext:value-type="float">
            <text:p>0.049931</text:p>
          </table:table-cell>
          <table:table-cell office:value-type="float" office:value="0.064577" calcext:value-type="float">
            <text:p>0.064577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-0" calcext:value-type="float">
            <text:p>0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-0.063387" calcext:value-type="float">
            <text:p>-0.063387</text:p>
          </table:table-cell>
          <table:table-cell office:value-type="float" office:value="-0.010947" calcext:value-type="float">
            <text:p>-0.010947</text:p>
          </table:table-cell>
          <table:table-cell office:value-type="float" office:value="0.073666" calcext:value-type="float">
            <text:p>0.073666</text:p>
          </table:table-cell>
          <table:table-cell office:value-type="float" office:value="0.100944" calcext:value-type="float">
            <text:p>0.100944</text:p>
          </table:table-cell>
          <table:table-cell office:value-type="float" office:value="0.070897" calcext:value-type="float">
            <text:p>0.070897</text:p>
          </table:table-cell>
          <table:table-cell office:value-type="float" office:value="-0.014791" calcext:value-type="float">
            <text:p>-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0078" calcext:value-type="float">
            <text:p>-0.050078</text:p>
          </table:table-cell>
          <table:table-cell office:value-type="float" office:value="-0.050037" calcext:value-type="float">
            <text:p>-0.050037</text:p>
          </table:table-cell>
          <table:table-cell office:value-type="float" office:value="0.049931" calcext:value-type="float">
            <text:p>0.049931</text:p>
          </table:table-cell>
          <table:table-cell office:value-type="float" office:value="-0.064577" calcext:value-type="float">
            <text:p>-0.064577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" calcext:value-type="float">
            <text:p>0</text:p>
          </table:table-cell>
          <table:table-cell office:value-type="float" office:value="-0.101736" calcext:value-type="float">
            <text:p>-0.101736</text:p>
          </table:table-cell>
          <table:table-cell office:value-type="float" office:value="0.063387" calcext:value-type="float">
            <text:p>0.063387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0.073666" calcext:value-type="float">
            <text:p>0.073666</text:p>
          </table:table-cell>
          <table:table-cell office:value-type="float" office:value="0.100944" calcext:value-type="float">
            <text:p>0.100944</text:p>
          </table:table-cell>
          <table:table-cell office:value-type="float" office:value="0.070897" calcext:value-type="float">
            <text:p>0.070897</text:p>
          </table:table-cell>
          <table:table-cell office:value-type="float" office:value="-0.014791" calcext:value-type="float">
            <text:p>-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0.050078" calcext:value-type="float">
            <text:p>-0.050078</text:p>
          </table:table-cell>
          <table:table-cell office:value-type="float" office:value="-0.050037" calcext:value-type="float">
            <text:p>-0.050037</text:p>
          </table:table-cell>
          <table:table-cell office:value-type="float" office:value="-0.049931" calcext:value-type="float">
            <text:p>-0.049931</text:p>
          </table:table-cell>
          <table:table-cell office:value-type="float" office:value="0.064577" calcext:value-type="float">
            <text:p>0.064577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0" calcext:value-type="float">
            <text:p>0</text:p>
          </table:table-cell>
          <table:table-cell office:value-type="float" office:value="-0.101736" calcext:value-type="float">
            <text:p>-0.101736</text:p>
          </table:table-cell>
          <table:table-cell office:value-type="float" office:value="-0.063387" calcext:value-type="float">
            <text:p>-0.063387</text:p>
          </table:table-cell>
          <table:table-cell office:value-type="float" office:value="0.010947" calcext:value-type="float">
            <text:p>0.010947</text:p>
          </table:table-cell>
          <table:table-cell office:value-type="float" office:value="0.073666" calcext:value-type="float">
            <text:p>0.073666</text:p>
          </table:table-cell>
          <table:table-cell office:value-type="float" office:value="-0.100944" calcext:value-type="float">
            <text:p>-0.100944</text:p>
          </table:table-cell>
          <table:table-cell office:value-type="float" office:value="0.070897" calcext:value-type="float">
            <text:p>0.070897</text:p>
          </table:table-cell>
          <table:table-cell office:value-type="float" office:value="0.014791" calcext:value-type="float">
            <text:p>0.014791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050078" calcext:value-type="float">
            <text:p>0.050078</text:p>
          </table:table-cell>
          <table:table-cell office:value-type="float" office:value="-0.050037" calcext:value-type="float">
            <text:p>-0.050037</text:p>
          </table:table-cell>
          <table:table-cell office:value-type="float" office:value="-0.049931" calcext:value-type="float">
            <text:p>-0.049931</text:p>
          </table:table-cell>
          <table:table-cell office:value-type="float" office:value="-0.064577" calcext:value-type="float">
            <text:p>-0.064577</text:p>
          </table:table-cell>
          <table:table-cell office:value-type="float" office:value="-0.064549" calcext:value-type="float">
            <text:p>-0.064549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064549" calcext:value-type="float">
            <text:p>0.064549</text:p>
          </table:table-cell>
          <table:table-cell office:value-type="float" office:value="-0" calcext:value-type="float">
            <text:p>0</text:p>
          </table:table-cell>
          <table:table-cell office:value-type="float" office:value="0.101736" calcext:value-type="float">
            <text:p>0.101736</text:p>
          </table:table-cell>
          <table:table-cell office:value-type="float" office:value="0.063387" calcext:value-type="float">
            <text:p>0.063387</text:p>
          </table:table-cell>
          <table:table-cell office:value-type="float" office:value="-0.010947" calcext:value-type="float">
            <text:p>-0.010947</text:p>
          </table:table-cell>
          <table:table-cell office:value-type="float" office:value="0.073666" calcext:value-type="float">
            <text:p>0.073666</text:p>
          </table:table-cell>
          <table:table-cell office:value-type="float" office:value="-0.100944" calcext:value-type="float">
            <text:p>-0.100944</text:p>
          </table:table-cell>
          <table:table-cell office:value-type="float" office:value="0.070897" calcext:value-type="float">
            <text:p>0.070897</text:p>
          </table:table-cell>
          <table:table-cell office:value-type="float" office:value="0.014791" calcext:value-type="float">
            <text:p>0.014791</text:p>
          </table:table-cell>
        </table:table-row>
        <table:table-row table:style-name="ro1">
          <table:table-cell/>
          <table:table-cell office:value-type="float" office:value="0.049929" calcext:value-type="float">
            <text:p>0.049929</text:p>
          </table:table-cell>
          <table:table-cell office:value-type="float" office:value="0.030729" calcext:value-type="float">
            <text:p>0.030729</text:p>
          </table:table-cell>
          <table:table-cell office:value-type="float" office:value="0.080817" calcext:value-type="float">
            <text:p>0.080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64508" calcext:value-type="float">
            <text:p>0.064508</text:p>
          </table:table-cell>
          <table:table-cell office:value-type="float" office:value="0.090403" calcext:value-type="float">
            <text:p>0.090403</text:p>
          </table:table-cell>
          <table:table-cell office:value-type="float" office:value="0" calcext:value-type="float">
            <text:p>0</text:p>
          </table:table-cell>
          <table:table-cell office:value-type="float" office:value="-0.01232" calcext:value-type="float">
            <text:p>-0.01232</text:p>
          </table:table-cell>
          <table:table-cell office:value-type="float" office:value="-0.12594" calcext:value-type="float">
            <text:p>-0.12594</text:p>
          </table:table-cell>
          <table:table-cell office:value-type="float" office:value="-0" calcext:value-type="float">
            <text:p>0</text:p>
          </table:table-cell>
          <table:table-cell office:value-type="float" office:value="0.112673" calcext:value-type="float">
            <text:p>0.112673</text:p>
          </table:table-cell>
          <table:table-cell office:value-type="float" office:value="0.079536" calcext:value-type="float">
            <text:p>0.079536</text:p>
          </table:table-cell>
          <table:table-cell office:value-type="float" office:value="0" calcext:value-type="float">
            <text:p>0</text:p>
          </table:table-cell>
          <table:table-cell office:value-type="float" office:value="0.024314" calcext:value-type="float">
            <text:p>0.02431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.049929" calcext:value-type="float">
            <text:p>0.049929</text:p>
          </table:table-cell>
          <table:table-cell office:value-type="float" office:value="0.030729" calcext:value-type="float">
            <text:p>0.030729</text:p>
          </table:table-cell>
          <table:table-cell office:value-type="float" office:value="-0.080817" calcext:value-type="float">
            <text:p>-0.0808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64508" calcext:value-type="float">
            <text:p>-0.064508</text:p>
          </table:table-cell>
          <table:table-cell office:value-type="float" office:value="0.090403" calcext:value-type="float">
            <text:p>0.090403</text:p>
          </table:table-cell>
          <table:table-cell office:value-type="float" office:value="-0" calcext:value-type="float">
            <text:p>0</text:p>
          </table:table-cell>
          <table:table-cell office:value-type="float" office:value="-0.01232" calcext:value-type="float">
            <text:p>-0.01232</text:p>
          </table:table-cell>
          <table:table-cell office:value-type="float" office:value="-0.12594" calcext:value-type="float">
            <text:p>-0.12594</text:p>
          </table:table-cell>
          <table:table-cell office:value-type="float" office:value="0" calcext:value-type="float">
            <text:p>0</text:p>
          </table:table-cell>
          <table:table-cell office:value-type="float" office:value="0.112673" calcext:value-type="float">
            <text:p>0.112673</text:p>
          </table:table-cell>
          <table:table-cell office:value-type="float" office:value="-0.079536" calcext:value-type="float">
            <text:p>-0.079536</text:p>
          </table:table-cell>
          <table:table-cell office:value-type="float" office:value="0" calcext:value-type="float">
            <text:p>0</text:p>
          </table:table-cell>
          <table:table-cell office:value-type="float" office:value="-0.024314" calcext:value-type="float">
            <text:p>-0.024314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0.049929" calcext:value-type="float">
            <text:p>0.049929</text:p>
          </table:table-cell>
          <table:table-cell office:value-type="float" office:value="-0.030729" calcext:value-type="float">
            <text:p>-0.030729</text:p>
          </table:table-cell>
          <table:table-cell office:value-type="float" office:value="0.080817" calcext:value-type="float">
            <text:p>0.080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64508" calcext:value-type="float">
            <text:p>-0.064508</text:p>
          </table:table-cell>
          <table:table-cell office:value-type="float" office:value="0.090403" calcext:value-type="float">
            <text:p>0.090403</text:p>
          </table:table-cell>
          <table:table-cell office:value-type="float" office:value="-0" calcext:value-type="float">
            <text:p>0</text:p>
          </table:table-cell>
          <table:table-cell office:value-type="float" office:value="-0.01232" calcext:value-type="float">
            <text:p>-0.01232</text:p>
          </table:table-cell>
          <table:table-cell office:value-type="float" office:value="0.12594" calcext:value-type="float">
            <text:p>0.12594</text:p>
          </table:table-cell>
          <table:table-cell office:value-type="float" office:value="0" calcext:value-type="float">
            <text:p>0</text:p>
          </table:table-cell>
          <table:table-cell office:value-type="float" office:value="-0.112673" calcext:value-type="float">
            <text:p>-0.112673</text:p>
          </table:table-cell>
          <table:table-cell office:value-type="float" office:value="0.079536" calcext:value-type="float">
            <text:p>0.079536</text:p>
          </table:table-cell>
          <table:table-cell office:value-type="float" office:value="-0" calcext:value-type="float">
            <text:p>0</text:p>
          </table:table-cell>
          <table:table-cell office:value-type="float" office:value="0.024314" calcext:value-type="float">
            <text:p>0.024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49929" calcext:value-type="float">
            <text:p>0.049929</text:p>
          </table:table-cell>
          <table:table-cell office:value-type="float" office:value="-0.030729" calcext:value-type="float">
            <text:p>-0.030729</text:p>
          </table:table-cell>
          <table:table-cell office:value-type="float" office:value="-0.080817" calcext:value-type="float">
            <text:p>-0.080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508" calcext:value-type="float">
            <text:p>0.064508</text:p>
          </table:table-cell>
          <table:table-cell office:value-type="float" office:value="0.090403" calcext:value-type="float">
            <text:p>0.090403</text:p>
          </table:table-cell>
          <table:table-cell office:value-type="float" office:value="0" calcext:value-type="float">
            <text:p>0</text:p>
          </table:table-cell>
          <table:table-cell office:value-type="float" office:value="-0.01232" calcext:value-type="float">
            <text:p>-0.01232</text:p>
          </table:table-cell>
          <table:table-cell office:value-type="float" office:value="0.12594" calcext:value-type="float">
            <text:p>0.12594</text:p>
          </table:table-cell>
          <table:table-cell office:value-type="float" office:value="-0" calcext:value-type="float">
            <text:p>0</text:p>
          </table:table-cell>
          <table:table-cell office:value-type="float" office:value="-0.112673" calcext:value-type="float">
            <text:p>-0.112673</text:p>
          </table:table-cell>
          <table:table-cell office:value-type="float" office:value="-0.079536" calcext:value-type="float">
            <text:p>-0.079536</text:p>
          </table:table-cell>
          <table:table-cell office:value-type="float" office:value="-0" calcext:value-type="float">
            <text:p>0</text:p>
          </table:table-cell>
          <table:table-cell office:value-type="float" office:value="-0.024314" calcext:value-type="float">
            <text:p>-0.024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50027" calcext:value-type="float">
            <text:p>0.050027</text:p>
          </table:table-cell>
          <table:table-cell office:value-type="float" office:value="0" calcext:value-type="float">
            <text:p>0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0.080949" calcext:value-type="float">
            <text:p>0.080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4592" calcext:value-type="float">
            <text:p>-0.034592</text:p>
          </table:table-cell>
          <table:table-cell office:value-type="float" office:value="0.064508" calcext:value-type="float">
            <text:p>0.064508</text:p>
          </table:table-cell>
          <table:table-cell office:value-type="float" office:value="0.084485" calcext:value-type="float">
            <text:p>0.084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372" calcext:value-type="float">
            <text:p>0.030372</text:p>
          </table:table-cell>
          <table:table-cell office:value-type="float" office:value="-0.067661" calcext:value-type="float">
            <text:p>-0.067661</text:p>
          </table:table-cell>
          <table:table-cell office:value-type="float" office:value="0.166011" calcext:value-type="float">
            <text:p>0.166011</text:p>
          </table:table-cell>
          <table:table-cell office:value-type="float" office:value="0.04795" calcext:value-type="float">
            <text:p>0.04795</text:p>
          </table:table-cell>
        </table:table-row>
        <table:table-row table:style-name="ro1">
          <table:table-cell/>
          <table:table-cell office:value-type="float" office:value="0.050027" calcext:value-type="float">
            <text:p>0.050027</text:p>
          </table:table-cell>
          <table:table-cell office:value-type="float" office:value="0" calcext:value-type="float">
            <text:p>0</text:p>
          </table:table-cell>
          <table:table-cell office:value-type="float" office:value="-0.030861" calcext:value-type="float">
            <text:p>-0.030861</text:p>
          </table:table-cell>
          <table:table-cell office:value-type="float" office:value="0.080949" calcext:value-type="float">
            <text:p>0.080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4592" calcext:value-type="float">
            <text:p>-0.034592</text:p>
          </table:table-cell>
          <table:table-cell office:value-type="float" office:value="-0.064508" calcext:value-type="float">
            <text:p>-0.064508</text:p>
          </table:table-cell>
          <table:table-cell office:value-type="float" office:value="0.084485" calcext:value-type="float">
            <text:p>0.084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372" calcext:value-type="float">
            <text:p>-0.030372</text:p>
          </table:table-cell>
          <table:table-cell office:value-type="float" office:value="-0.067661" calcext:value-type="float">
            <text:p>-0.067661</text:p>
          </table:table-cell>
          <table:table-cell office:value-type="float" office:value="-0.166011" calcext:value-type="float">
            <text:p>-0.166011</text:p>
          </table:table-cell>
          <table:table-cell office:value-type="float" office:value="0.04795" calcext:value-type="float">
            <text:p>0.04795</text:p>
          </table:table-cell>
        </table:table-row>
        <table:table-row table:style-name="ro1">
          <table:table-cell/>
          <table:table-cell office:value-type="float" office:value="0.050027" calcext:value-type="float">
            <text:p>0.050027</text:p>
          </table:table-cell>
          <table:table-cell office:value-type="float" office:value="0" calcext:value-type="float">
            <text:p>0</text:p>
          </table:table-cell>
          <table:table-cell office:value-type="float" office:value="0.030861" calcext:value-type="float">
            <text:p>0.030861</text:p>
          </table:table-cell>
          <table:table-cell office:value-type="float" office:value="-0.080949" calcext:value-type="float">
            <text:p>-0.080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4592" calcext:value-type="float">
            <text:p>-0.034592</text:p>
          </table:table-cell>
          <table:table-cell office:value-type="float" office:value="-0.064508" calcext:value-type="float">
            <text:p>-0.064508</text:p>
          </table:table-cell>
          <table:table-cell office:value-type="float" office:value="0.084485" calcext:value-type="float">
            <text:p>0.084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372" calcext:value-type="float">
            <text:p>0.030372</text:p>
          </table:table-cell>
          <table:table-cell office:value-type="float" office:value="0.067661" calcext:value-type="float">
            <text:p>0.067661</text:p>
          </table:table-cell>
          <table:table-cell office:value-type="float" office:value="0.166011" calcext:value-type="float">
            <text:p>0.166011</text:p>
          </table:table-cell>
          <table:table-cell office:value-type="float" office:value="-0.04795" calcext:value-type="float">
            <text:p>-0.04795</text:p>
          </table:table-cell>
        </table:table-row>
        <table:table-row table:style-name="ro1">
          <table:table-cell/>
          <table:table-cell office:value-type="float" office:value="0.050027" calcext:value-type="float">
            <text:p>0.050027</text:p>
          </table:table-cell>
          <table:table-cell office:value-type="float" office:value="0" calcext:value-type="float">
            <text:p>0</text:p>
          </table:table-cell>
          <table:table-cell office:value-type="float" office:value="-0.030861" calcext:value-type="float">
            <text:p>-0.030861</text:p>
          </table:table-cell>
          <table:table-cell office:value-type="float" office:value="-0.080949" calcext:value-type="float">
            <text:p>-0.080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34592" calcext:value-type="float">
            <text:p>-0.034592</text:p>
          </table:table-cell>
          <table:table-cell office:value-type="float" office:value="0.064508" calcext:value-type="float">
            <text:p>0.064508</text:p>
          </table:table-cell>
          <table:table-cell office:value-type="float" office:value="0.084485" calcext:value-type="float">
            <text:p>0.084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372" calcext:value-type="float">
            <text:p>-0.030372</text:p>
          </table:table-cell>
          <table:table-cell office:value-type="float" office:value="0.067661" calcext:value-type="float">
            <text:p>0.067661</text:p>
          </table:table-cell>
          <table:table-cell office:value-type="float" office:value="-0.166011" calcext:value-type="float">
            <text:p>-0.166011</text:p>
          </table:table-cell>
          <table:table-cell office:value-type="float" office:value="-0.04795" calcext:value-type="float">
            <text:p>-0.04795</text:p>
          </table:table-cell>
        </table:table-row>
        <table:table-row table:style-name="ro1">
          <table:table-cell/>
          <table:table-cell office:value-type="float" office:value="0.050044" calcext:value-type="float">
            <text:p>0.050044</text:p>
          </table:table-cell>
          <table:table-cell office:value-type="float" office:value="0.080899" calcext:value-type="float">
            <text:p>0.080899</text:p>
          </table:table-cell>
          <table:table-cell office:value-type="float" office:value="-0" calcext:value-type="float">
            <text:p>0</text:p>
          </table:table-cell>
          <table:table-cell office:value-type="float" office:value="0.031074" calcext:value-type="float">
            <text:p>0.031074</text:p>
          </table:table-cell>
          <table:table-cell office:value-type="float" office:value="0.064621" calcext:value-type="float">
            <text:p>0.064621</text:p>
          </table:table-cell>
          <table:table-cell office:value-type="float" office:value="0" calcext:value-type="float">
            <text:p>0</text:p>
          </table:table-cell>
          <table:table-cell office:value-type="float" office:value="-0.05593" calcext:value-type="float">
            <text:p>-0.05593</text:p>
          </table:table-cell>
          <table:table-cell office:value-type="float" office:value="0" calcext:value-type="float">
            <text:p>0</text:p>
          </table:table-cell>
          <table:table-cell office:value-type="float" office:value="-0.072166" calcext:value-type="float">
            <text:p>-0.072166</text:p>
          </table:table-cell>
          <table:table-cell office:value-type="float" office:value="-0.077602" calcext:value-type="float">
            <text:p>-0.077602</text:p>
          </table:table-cell>
          <table:table-cell office:value-type="float" office:value="0" calcext:value-type="float">
            <text:p>0</text:p>
          </table:table-cell>
          <table:table-cell office:value-type="float" office:value="-0.029501" calcext:value-type="float">
            <text:p>-0.029501</text:p>
          </table:table-cell>
          <table:table-cell office:value-type="float" office:value="0" calcext:value-type="float">
            <text:p>0</text:p>
          </table:table-cell>
          <table:table-cell office:value-type="float" office:value="-0.149411" calcext:value-type="float">
            <text:p>-0.149411</text:p>
          </table:table-cell>
          <table:table-cell office:value-type="float" office:value="0" calcext:value-type="float">
            <text:p>0</text:p>
          </table:table-cell>
          <table:table-cell office:value-type="float" office:value="-0.077713" calcext:value-type="float">
            <text:p>-0.077713</text:p>
          </table:table-cell>
        </table:table-row>
        <table:table-row table:style-name="ro1">
          <table:table-cell/>
          <table:table-cell office:value-type="float" office:value="0.050044" calcext:value-type="float">
            <text:p>0.050044</text:p>
          </table:table-cell>
          <table:table-cell office:value-type="float" office:value="-0.080899" calcext:value-type="float">
            <text:p>-0.080899</text:p>
          </table:table-cell>
          <table:table-cell office:value-type="float" office:value="0" calcext:value-type="float">
            <text:p>0</text:p>
          </table:table-cell>
          <table:table-cell office:value-type="float" office:value="0.031074" calcext:value-type="float">
            <text:p>0.031074</text:p>
          </table:table-cell>
          <table:table-cell office:value-type="float" office:value="-0.064621" calcext:value-type="float">
            <text:p>-0.064621</text:p>
          </table:table-cell>
          <table:table-cell office:value-type="float" office:value="-0" calcext:value-type="float">
            <text:p>0</text:p>
          </table:table-cell>
          <table:table-cell office:value-type="float" office:value="-0.05593" calcext:value-type="float">
            <text:p>-0.05593</text:p>
          </table:table-cell>
          <table:table-cell office:value-type="float" office:value="0" calcext:value-type="float">
            <text:p>0</text:p>
          </table:table-cell>
          <table:table-cell office:value-type="float" office:value="-0.072166" calcext:value-type="float">
            <text:p>-0.072166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-0" calcext:value-type="float">
            <text:p>0</text:p>
          </table:table-cell>
          <table:table-cell office:value-type="float" office:value="0.029501" calcext:value-type="float">
            <text:p>0.029501</text:p>
          </table:table-cell>
          <table:table-cell office:value-type="float" office:value="0" calcext:value-type="float">
            <text:p>0</text:p>
          </table:table-cell>
          <table:table-cell office:value-type="float" office:value="-0.149411" calcext:value-type="float">
            <text:p>-0.149411</text:p>
          </table:table-cell>
          <table:table-cell office:value-type="float" office:value="0" calcext:value-type="float">
            <text:p>0</text:p>
          </table:table-cell>
          <table:table-cell office:value-type="float" office:value="-0.077713" calcext:value-type="float">
            <text:p>-0.077713</text:p>
          </table:table-cell>
        </table:table-row>
        <table:table-row table:style-name="ro1">
          <table:table-cell/>
          <table:table-cell office:value-type="float" office:value="0.050044" calcext:value-type="float">
            <text:p>0.050044</text:p>
          </table:table-cell>
          <table:table-cell office:value-type="float" office:value="0.080899" calcext:value-type="float">
            <text:p>0.080899</text:p>
          </table:table-cell>
          <table:table-cell office:value-type="float" office:value="0" calcext:value-type="float">
            <text:p>0</text:p>
          </table:table-cell>
          <table:table-cell office:value-type="float" office:value="-0.031074" calcext:value-type="float">
            <text:p>-0.031074</text:p>
          </table:table-cell>
          <table:table-cell office:value-type="float" office:value="-0.064621" calcext:value-type="float">
            <text:p>-0.064621</text:p>
          </table:table-cell>
          <table:table-cell office:value-type="float" office:value="0" calcext:value-type="float">
            <text:p>0</text:p>
          </table:table-cell>
          <table:table-cell office:value-type="float" office:value="-0.05593" calcext:value-type="float">
            <text:p>-0.05593</text:p>
          </table:table-cell>
          <table:table-cell office:value-type="float" office:value="0" calcext:value-type="float">
            <text:p>0</text:p>
          </table:table-cell>
          <table:table-cell office:value-type="float" office:value="-0.072166" calcext:value-type="float">
            <text:p>-0.072166</text:p>
          </table:table-cell>
          <table:table-cell office:value-type="float" office:value="-0.077602" calcext:value-type="float">
            <text:p>-0.077602</text:p>
          </table:table-cell>
          <table:table-cell office:value-type="float" office:value="0" calcext:value-type="float">
            <text:p>0</text:p>
          </table:table-cell>
          <table:table-cell office:value-type="float" office:value="-0.029501" calcext:value-type="float">
            <text:p>-0.029501</text:p>
          </table:table-cell>
          <table:table-cell office:value-type="float" office:value="0" calcext:value-type="float">
            <text:p>0</text:p>
          </table:table-cell>
          <table:table-cell office:value-type="float" office:value="0.149411" calcext:value-type="float">
            <text:p>0.149411</text:p>
          </table:table-cell>
          <table:table-cell office:value-type="float" office:value="0" calcext:value-type="float">
            <text:p>0</text:p>
          </table:table-cell>
          <table:table-cell office:value-type="float" office:value="0.077713" calcext:value-type="float">
            <text:p>0.077713</text:p>
          </table:table-cell>
        </table:table-row>
        <table:table-row table:style-name="ro1">
          <table:table-cell/>
          <table:table-cell office:value-type="float" office:value="0.050044" calcext:value-type="float">
            <text:p>0.050044</text:p>
          </table:table-cell>
          <table:table-cell office:value-type="float" office:value="-0.080899" calcext:value-type="float">
            <text:p>-0.080899</text:p>
          </table:table-cell>
          <table:table-cell office:value-type="float" office:value="-0" calcext:value-type="float">
            <text:p>0</text:p>
          </table:table-cell>
          <table:table-cell office:value-type="float" office:value="-0.031074" calcext:value-type="float">
            <text:p>-0.031074</text:p>
          </table:table-cell>
          <table:table-cell office:value-type="float" office:value="0.064621" calcext:value-type="float">
            <text:p>0.064621</text:p>
          </table:table-cell>
          <table:table-cell office:value-type="float" office:value="0" calcext:value-type="float">
            <text:p>0</text:p>
          </table:table-cell>
          <table:table-cell office:value-type="float" office:value="-0.05593" calcext:value-type="float">
            <text:p>-0.05593</text:p>
          </table:table-cell>
          <table:table-cell office:value-type="float" office:value="0" calcext:value-type="float">
            <text:p>0</text:p>
          </table:table-cell>
          <table:table-cell office:value-type="float" office:value="-0.072166" calcext:value-type="float">
            <text:p>-0.072166</text:p>
          </table:table-cell>
          <table:table-cell office:value-type="float" office:value="0.077602" calcext:value-type="float">
            <text:p>0.077602</text:p>
          </table:table-cell>
          <table:table-cell office:value-type="float" office:value="-0" calcext:value-type="float">
            <text:p>0</text:p>
          </table:table-cell>
          <table:table-cell office:value-type="float" office:value="0.029501" calcext:value-type="float">
            <text:p>0.029501</text:p>
          </table:table-cell>
          <table:table-cell office:value-type="float" office:value="-0" calcext:value-type="float">
            <text:p>0</text:p>
          </table:table-cell>
          <table:table-cell office:value-type="float" office:value="0.149411" calcext:value-type="float">
            <text:p>0.149411</text:p>
          </table:table-cell>
          <table:table-cell office:value-type="float" office:value="0" calcext:value-type="float">
            <text:p>0</text:p>
          </table:table-cell>
          <table:table-cell office:value-type="float" office:value="0.077713" calcext:value-type="float">
            <text:p>0.077713</text:p>
          </table:table-cell>
        </table:table-row>
        <table:table-row table:style-name="ro3">
          <table:table-cell table:number-columns-repeated="17"/>
        </table:table-row>
        <table:table-row table:style-name="ro2">
          <table:table-cell office:value-type="string" calcext:value-type="string">
            <text:p>row mult</text:p>
          </table:table-cell>
          <table:table-cell office:value-type="float" office:value="2.05" calcext:value-type="float">
            <text:p>2.05</text:p>
          </table:table-cell>
          <table:table-cell table:number-columns-repeated="3" office:value-type="float" office:value="1.8" calcext:value-type="float">
            <text:p>1.8</text:p>
          </table:table-cell>
          <table:table-cell table:number-columns-repeated="5" office:value-type="float" office:value="1.0625" calcext:value-type="float">
            <text:p>1.0625</text:p>
          </table:table-cell>
          <table:table-cell table:number-columns-repeated="7" office:value-type="float" office:value="0.15" calcext:value-type="float">
            <text:p>0.15</text:p>
          </table:table-cell>
        </table:table-row>
        <table:table-row table:style-name="ro1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1">
          <table:table-cell/>
          <table:table-cell table:style-name="ce2" table:formula="of:=[.B$22]*[.B1]" office:value-type="float" office:value="0.1025" calcext:value-type="float">
            <text:p>0.102500</text:p>
          </table:table-cell>
          <table:table-cell table:style-name="ce2" table:formula="of:=[.C$22]*[.C1]" office:value-type="float" office:value="0.0901404" calcext:value-type="float">
            <text:p>0.090140</text:p>
          </table:table-cell>
          <table:table-cell table:style-name="ce2" table:formula="of:=[.D$22]*[.D1]" office:value-type="float" office:value="0.0900666" calcext:value-type="float">
            <text:p>0.090067</text:p>
          </table:table-cell>
          <table:table-cell table:style-name="ce2" table:formula="of:=[.E$22]*[.E1]" office:value-type="float" office:value="0.0898758" calcext:value-type="float">
            <text:p>0.089876</text:p>
          </table:table-cell>
          <table:table-cell table:style-name="ce2" table:formula="of:=[.F$22]*[.F1]" office:value-type="float" office:value="0.0686130625" calcext:value-type="float">
            <text:p>0.068613</text:p>
          </table:table-cell>
          <table:table-cell table:style-name="ce2" table:formula="of:=[.G$22]*[.G1]" office:value-type="float" office:value="0.0685833125" calcext:value-type="float">
            <text:p>0.068583</text:p>
          </table:table-cell>
          <table:table-cell table:style-name="ce2" table:formula="of:=[.H$22]*[.H1]" office:value-type="float" office:value="0.0000626875" calcext:value-type="float">
            <text:p>0.000063</text:p>
          </table:table-cell>
          <table:table-cell table:style-name="ce2" table:formula="of:=[.I$22]*[.I1]" office:value-type="float" office:value="0.0685833125" calcext:value-type="float">
            <text:p>0.068583</text:p>
          </table:table-cell>
          <table:table-cell table:style-name="ce2" table:formula="of:=[.J$22]*[.J1]" office:value-type="float" office:value="-0" calcext:value-type="float">
            <text:p>0.000000</text:p>
          </table:table-cell>
          <table:table-cell table:style-name="ce2" table:formula="of:=[.K$22]*[.K1]" office:value-type="float" office:value="0.0152604" calcext:value-type="float">
            <text:p>0.015260</text:p>
          </table:table-cell>
          <table:table-cell table:style-name="ce2" table:formula="of:=[.L$22]*[.L1]" office:value-type="float" office:value="0.00950805" calcext:value-type="float">
            <text:p>0.009508</text:p>
          </table:table-cell>
          <table:table-cell table:style-name="ce2" table:formula="of:=[.M$22]*[.M1]" office:value-type="float" office:value="-0.00164205" calcext:value-type="float">
            <text:p>-0.001642</text:p>
          </table:table-cell>
          <table:table-cell table:style-name="ce2" table:formula="of:=[.N$22]*[.N1]" office:value-type="float" office:value="-0.0110499" calcext:value-type="float">
            <text:p>-0.011050</text:p>
          </table:table-cell>
          <table:table-cell table:style-name="ce2" table:formula="of:=[.O$22]*[.O1]" office:value-type="float" office:value="0.0151416" calcext:value-type="float">
            <text:p>0.015142</text:p>
          </table:table-cell>
          <table:table-cell table:style-name="ce2" table:formula="of:=[.P$22]*[.P1]" office:value-type="float" office:value="-0.01063455" calcext:value-type="float">
            <text:p>-0.010635</text:p>
          </table:table-cell>
          <table:table-cell table:style-name="ce2" table:formula="of:=[.Q$22]*[.Q1]" office:value-type="float" office:value="-0.00221865" calcext:value-type="float">
            <text:p>-0.002219</text:p>
          </table:table-cell>
        </table:table-row>
        <table:table-row table:style-name="ro1">
          <table:table-cell/>
          <table:table-cell table:style-name="ce2" table:formula="of:=[.B$22]*[.B2]" office:value-type="float" office:value="0.1025" calcext:value-type="float">
            <text:p>0.102500</text:p>
          </table:table-cell>
          <table:table-cell table:style-name="ce2" table:formula="of:=[.C$22]*[.C2]" office:value-type="float" office:value="-0.0901404" calcext:value-type="float">
            <text:p>-0.090140</text:p>
          </table:table-cell>
          <table:table-cell table:style-name="ce2" table:formula="of:=[.D$22]*[.D2]" office:value-type="float" office:value="0.0900666" calcext:value-type="float">
            <text:p>0.090067</text:p>
          </table:table-cell>
          <table:table-cell table:style-name="ce2" table:formula="of:=[.E$22]*[.E2]" office:value-type="float" office:value="0.0898758" calcext:value-type="float">
            <text:p>0.089876</text:p>
          </table:table-cell>
          <table:table-cell table:style-name="ce2" table:formula="of:=[.F$22]*[.F2]" office:value-type="float" office:value="-0.0686130625" calcext:value-type="float">
            <text:p>-0.068613</text:p>
          </table:table-cell>
          <table:table-cell table:style-name="ce2" table:formula="of:=[.G$22]*[.G2]" office:value-type="float" office:value="-0.0685833125" calcext:value-type="float">
            <text:p>-0.068583</text:p>
          </table:table-cell>
          <table:table-cell table:style-name="ce2" table:formula="of:=[.H$22]*[.H2]" office:value-type="float" office:value="0.0000626875" calcext:value-type="float">
            <text:p>0.000063</text:p>
          </table:table-cell>
          <table:table-cell table:style-name="ce2" table:formula="of:=[.I$22]*[.I2]" office:value-type="float" office:value="0.0685833125" calcext:value-type="float">
            <text:p>0.068583</text:p>
          </table:table-cell>
          <table:table-cell table:style-name="ce2" table:formula="of:=[.J$22]*[.J2]" office:value-type="float" office:value="0" calcext:value-type="float">
            <text:p>0.000000</text:p>
          </table:table-cell>
          <table:table-cell table:style-name="ce2" table:formula="of:=[.K$22]*[.K2]" office:value-type="float" office:value="-0.0152604" calcext:value-type="float">
            <text:p>-0.015260</text:p>
          </table:table-cell>
          <table:table-cell table:style-name="ce2" table:formula="of:=[.L$22]*[.L2]" office:value-type="float" office:value="-0.00950805" calcext:value-type="float">
            <text:p>-0.009508</text:p>
          </table:table-cell>
          <table:table-cell table:style-name="ce2" table:formula="of:=[.M$22]*[.M2]" office:value-type="float" office:value="0.00164205" calcext:value-type="float">
            <text:p>0.001642</text:p>
          </table:table-cell>
          <table:table-cell table:style-name="ce2" table:formula="of:=[.N$22]*[.N2]" office:value-type="float" office:value="-0.0110499" calcext:value-type="float">
            <text:p>-0.011050</text:p>
          </table:table-cell>
          <table:table-cell table:style-name="ce2" table:formula="of:=[.O$22]*[.O2]" office:value-type="float" office:value="0.0151416" calcext:value-type="float">
            <text:p>0.015142</text:p>
          </table:table-cell>
          <table:table-cell table:style-name="ce2" table:formula="of:=[.P$22]*[.P2]" office:value-type="float" office:value="-0.01063455" calcext:value-type="float">
            <text:p>-0.010635</text:p>
          </table:table-cell>
          <table:table-cell table:style-name="ce2" table:formula="of:=[.Q$22]*[.Q2]" office:value-type="float" office:value="-0.00221865" calcext:value-type="float">
            <text:p>-0.002219</text:p>
          </table:table-cell>
        </table:table-row>
        <table:table-row table:style-name="ro1">
          <table:table-cell/>
          <table:table-cell table:style-name="ce2" table:formula="of:=[.B$22]*[.B3]" office:value-type="float" office:value="0.1025" calcext:value-type="float">
            <text:p>0.102500</text:p>
          </table:table-cell>
          <table:table-cell table:style-name="ce2" table:formula="of:=[.C$22]*[.C3]" office:value-type="float" office:value="-0.0901404" calcext:value-type="float">
            <text:p>-0.090140</text:p>
          </table:table-cell>
          <table:table-cell table:style-name="ce2" table:formula="of:=[.D$22]*[.D3]" office:value-type="float" office:value="0.0900666" calcext:value-type="float">
            <text:p>0.090067</text:p>
          </table:table-cell>
          <table:table-cell table:style-name="ce2" table:formula="of:=[.E$22]*[.E3]" office:value-type="float" office:value="-0.0898758" calcext:value-type="float">
            <text:p>-0.089876</text:p>
          </table:table-cell>
          <table:table-cell table:style-name="ce2" table:formula="of:=[.F$22]*[.F3]" office:value-type="float" office:value="0.0686130625" calcext:value-type="float">
            <text:p>0.068613</text:p>
          </table:table-cell>
          <table:table-cell table:style-name="ce2" table:formula="of:=[.G$22]*[.G3]" office:value-type="float" office:value="-0.0685833125" calcext:value-type="float">
            <text:p>-0.068583</text:p>
          </table:table-cell>
          <table:table-cell table:style-name="ce2" table:formula="of:=[.H$22]*[.H3]" office:value-type="float" office:value="0.0000626875" calcext:value-type="float">
            <text:p>0.000063</text:p>
          </table:table-cell>
          <table:table-cell table:style-name="ce2" table:formula="of:=[.I$22]*[.I3]" office:value-type="float" office:value="-0.0685833125" calcext:value-type="float">
            <text:p>-0.068583</text:p>
          </table:table-cell>
          <table:table-cell table:style-name="ce2" table:formula="of:=[.J$22]*[.J3]" office:value-type="float" office:value="0" calcext:value-type="float">
            <text:p>0.000000</text:p>
          </table:table-cell>
          <table:table-cell table:style-name="ce2" table:formula="of:=[.K$22]*[.K3]" office:value-type="float" office:value="-0.0152604" calcext:value-type="float">
            <text:p>-0.015260</text:p>
          </table:table-cell>
          <table:table-cell table:style-name="ce2" table:formula="of:=[.L$22]*[.L3]" office:value-type="float" office:value="0.00950805" calcext:value-type="float">
            <text:p>0.009508</text:p>
          </table:table-cell>
          <table:table-cell table:style-name="ce2" table:formula="of:=[.M$22]*[.M3]" office:value-type="float" office:value="0.00164205" calcext:value-type="float">
            <text:p>0.001642</text:p>
          </table:table-cell>
          <table:table-cell table:style-name="ce2" table:formula="of:=[.N$22]*[.N3]" office:value-type="float" office:value="-0.0110499" calcext:value-type="float">
            <text:p>-0.011050</text:p>
          </table:table-cell>
          <table:table-cell table:style-name="ce2" table:formula="of:=[.O$22]*[.O3]" office:value-type="float" office:value="-0.0151416" calcext:value-type="float">
            <text:p>-0.015142</text:p>
          </table:table-cell>
          <table:table-cell table:style-name="ce2" table:formula="of:=[.P$22]*[.P3]" office:value-type="float" office:value="-0.01063455" calcext:value-type="float">
            <text:p>-0.010635</text:p>
          </table:table-cell>
          <table:table-cell table:style-name="ce2" table:formula="of:=[.Q$22]*[.Q3]" office:value-type="float" office:value="0.00221865" calcext:value-type="float">
            <text:p>0.002219</text:p>
          </table:table-cell>
        </table:table-row>
        <table:table-row table:style-name="ro1">
          <table:table-cell/>
          <table:table-cell table:style-name="ce2" table:formula="of:=[.B$22]*[.B4]" office:value-type="float" office:value="0.1025" calcext:value-type="float">
            <text:p>0.102500</text:p>
          </table:table-cell>
          <table:table-cell table:style-name="ce2" table:formula="of:=[.C$22]*[.C4]" office:value-type="float" office:value="0.0901404" calcext:value-type="float">
            <text:p>0.090140</text:p>
          </table:table-cell>
          <table:table-cell table:style-name="ce2" table:formula="of:=[.D$22]*[.D4]" office:value-type="float" office:value="0.0900666" calcext:value-type="float">
            <text:p>0.090067</text:p>
          </table:table-cell>
          <table:table-cell table:style-name="ce2" table:formula="of:=[.E$22]*[.E4]" office:value-type="float" office:value="-0.0898758" calcext:value-type="float">
            <text:p>-0.089876</text:p>
          </table:table-cell>
          <table:table-cell table:style-name="ce2" table:formula="of:=[.F$22]*[.F4]" office:value-type="float" office:value="-0.0686130625" calcext:value-type="float">
            <text:p>-0.068613</text:p>
          </table:table-cell>
          <table:table-cell table:style-name="ce2" table:formula="of:=[.G$22]*[.G4]" office:value-type="float" office:value="0.0685833125" calcext:value-type="float">
            <text:p>0.068583</text:p>
          </table:table-cell>
          <table:table-cell table:style-name="ce2" table:formula="of:=[.H$22]*[.H4]" office:value-type="float" office:value="0.0000626875" calcext:value-type="float">
            <text:p>0.000063</text:p>
          </table:table-cell>
          <table:table-cell table:style-name="ce2" table:formula="of:=[.I$22]*[.I4]" office:value-type="float" office:value="-0.0685833125" calcext:value-type="float">
            <text:p>-0.068583</text:p>
          </table:table-cell>
          <table:table-cell table:style-name="ce2" table:formula="of:=[.J$22]*[.J4]" office:value-type="float" office:value="-0" calcext:value-type="float">
            <text:p>0.000000</text:p>
          </table:table-cell>
          <table:table-cell table:style-name="ce2" table:formula="of:=[.K$22]*[.K4]" office:value-type="float" office:value="0.0152604" calcext:value-type="float">
            <text:p>0.015260</text:p>
          </table:table-cell>
          <table:table-cell table:style-name="ce2" table:formula="of:=[.L$22]*[.L4]" office:value-type="float" office:value="-0.00950805" calcext:value-type="float">
            <text:p>-0.009508</text:p>
          </table:table-cell>
          <table:table-cell table:style-name="ce2" table:formula="of:=[.M$22]*[.M4]" office:value-type="float" office:value="-0.00164205" calcext:value-type="float">
            <text:p>-0.001642</text:p>
          </table:table-cell>
          <table:table-cell table:style-name="ce2" table:formula="of:=[.N$22]*[.N4]" office:value-type="float" office:value="-0.0110499" calcext:value-type="float">
            <text:p>-0.011050</text:p>
          </table:table-cell>
          <table:table-cell table:style-name="ce2" table:formula="of:=[.O$22]*[.O4]" office:value-type="float" office:value="-0.0151416" calcext:value-type="float">
            <text:p>-0.015142</text:p>
          </table:table-cell>
          <table:table-cell table:style-name="ce2" table:formula="of:=[.P$22]*[.P4]" office:value-type="float" office:value="-0.01063455" calcext:value-type="float">
            <text:p>-0.010635</text:p>
          </table:table-cell>
          <table:table-cell table:style-name="ce2" table:formula="of:=[.Q$22]*[.Q4]" office:value-type="float" office:value="0.00221865" calcext:value-type="float">
            <text:p>0.002219</text:p>
          </table:table-cell>
        </table:table-row>
        <table:table-row table:style-name="ro1">
          <table:table-cell/>
          <table:table-cell table:style-name="ce2" table:formula="of:=[.B$22]*[.B5]" office:value-type="float" office:value="0.1025" calcext:value-type="float">
            <text:p>0.102500</text:p>
          </table:table-cell>
          <table:table-cell table:style-name="ce2" table:formula="of:=[.C$22]*[.C5]" office:value-type="float" office:value="0.0901404" calcext:value-type="float">
            <text:p>0.090140</text:p>
          </table:table-cell>
          <table:table-cell table:style-name="ce2" table:formula="of:=[.D$22]*[.D5]" office:value-type="float" office:value="-0.0900666" calcext:value-type="float">
            <text:p>-0.090067</text:p>
          </table:table-cell>
          <table:table-cell table:style-name="ce2" table:formula="of:=[.E$22]*[.E5]" office:value-type="float" office:value="0.0898758" calcext:value-type="float">
            <text:p>0.089876</text:p>
          </table:table-cell>
          <table:table-cell table:style-name="ce2" table:formula="of:=[.F$22]*[.F5]" office:value-type="float" office:value="0.0686130625" calcext:value-type="float">
            <text:p>0.068613</text:p>
          </table:table-cell>
          <table:table-cell table:style-name="ce2" table:formula="of:=[.G$22]*[.G5]" office:value-type="float" office:value="-0.0685833125" calcext:value-type="float">
            <text:p>-0.068583</text:p>
          </table:table-cell>
          <table:table-cell table:style-name="ce2" table:formula="of:=[.H$22]*[.H5]" office:value-type="float" office:value="0.0000626875" calcext:value-type="float">
            <text:p>0.000063</text:p>
          </table:table-cell>
          <table:table-cell table:style-name="ce2" table:formula="of:=[.I$22]*[.I5]" office:value-type="float" office:value="-0.0685833125" calcext:value-type="float">
            <text:p>-0.068583</text:p>
          </table:table-cell>
          <table:table-cell table:style-name="ce2" table:formula="of:=[.J$22]*[.J5]" office:value-type="float" office:value="-0" calcext:value-type="float">
            <text:p>0.000000</text:p>
          </table:table-cell>
          <table:table-cell table:style-name="ce2" table:formula="of:=[.K$22]*[.K5]" office:value-type="float" office:value="0.0152604" calcext:value-type="float">
            <text:p>0.015260</text:p>
          </table:table-cell>
          <table:table-cell table:style-name="ce2" table:formula="of:=[.L$22]*[.L5]" office:value-type="float" office:value="-0.00950805" calcext:value-type="float">
            <text:p>-0.009508</text:p>
          </table:table-cell>
          <table:table-cell table:style-name="ce2" table:formula="of:=[.M$22]*[.M5]" office:value-type="float" office:value="-0.00164205" calcext:value-type="float">
            <text:p>-0.001642</text:p>
          </table:table-cell>
          <table:table-cell table:style-name="ce2" table:formula="of:=[.N$22]*[.N5]" office:value-type="float" office:value="0.0110499" calcext:value-type="float">
            <text:p>0.011050</text:p>
          </table:table-cell>
          <table:table-cell table:style-name="ce2" table:formula="of:=[.O$22]*[.O5]" office:value-type="float" office:value="0.0151416" calcext:value-type="float">
            <text:p>0.015142</text:p>
          </table:table-cell>
          <table:table-cell table:style-name="ce2" table:formula="of:=[.P$22]*[.P5]" office:value-type="float" office:value="0.01063455" calcext:value-type="float">
            <text:p>0.010635</text:p>
          </table:table-cell>
          <table:table-cell table:style-name="ce2" table:formula="of:=[.Q$22]*[.Q5]" office:value-type="float" office:value="-0.00221865" calcext:value-type="float">
            <text:p>-0.002219</text:p>
          </table:table-cell>
        </table:table-row>
        <table:table-row table:style-name="ro1">
          <table:table-cell/>
          <table:table-cell table:style-name="ce2" table:formula="of:=[.B$22]*[.B6]" office:value-type="float" office:value="0.1025" calcext:value-type="float">
            <text:p>0.102500</text:p>
          </table:table-cell>
          <table:table-cell table:style-name="ce2" table:formula="of:=[.C$22]*[.C6]" office:value-type="float" office:value="-0.0901404" calcext:value-type="float">
            <text:p>-0.090140</text:p>
          </table:table-cell>
          <table:table-cell table:style-name="ce2" table:formula="of:=[.D$22]*[.D6]" office:value-type="float" office:value="-0.0900666" calcext:value-type="float">
            <text:p>-0.090067</text:p>
          </table:table-cell>
          <table:table-cell table:style-name="ce2" table:formula="of:=[.E$22]*[.E6]" office:value-type="float" office:value="0.0898758" calcext:value-type="float">
            <text:p>0.089876</text:p>
          </table:table-cell>
          <table:table-cell table:style-name="ce2" table:formula="of:=[.F$22]*[.F6]" office:value-type="float" office:value="-0.0686130625" calcext:value-type="float">
            <text:p>-0.068613</text:p>
          </table:table-cell>
          <table:table-cell table:style-name="ce2" table:formula="of:=[.G$22]*[.G6]" office:value-type="float" office:value="0.0685833125" calcext:value-type="float">
            <text:p>0.068583</text:p>
          </table:table-cell>
          <table:table-cell table:style-name="ce2" table:formula="of:=[.H$22]*[.H6]" office:value-type="float" office:value="0.0000626875" calcext:value-type="float">
            <text:p>0.000063</text:p>
          </table:table-cell>
          <table:table-cell table:style-name="ce2" table:formula="of:=[.I$22]*[.I6]" office:value-type="float" office:value="-0.0685833125" calcext:value-type="float">
            <text:p>-0.068583</text:p>
          </table:table-cell>
          <table:table-cell table:style-name="ce2" table:formula="of:=[.J$22]*[.J6]" office:value-type="float" office:value="0" calcext:value-type="float">
            <text:p>0.000000</text:p>
          </table:table-cell>
          <table:table-cell table:style-name="ce2" table:formula="of:=[.K$22]*[.K6]" office:value-type="float" office:value="-0.0152604" calcext:value-type="float">
            <text:p>-0.015260</text:p>
          </table:table-cell>
          <table:table-cell table:style-name="ce2" table:formula="of:=[.L$22]*[.L6]" office:value-type="float" office:value="0.00950805" calcext:value-type="float">
            <text:p>0.009508</text:p>
          </table:table-cell>
          <table:table-cell table:style-name="ce2" table:formula="of:=[.M$22]*[.M6]" office:value-type="float" office:value="0.00164205" calcext:value-type="float">
            <text:p>0.001642</text:p>
          </table:table-cell>
          <table:table-cell table:style-name="ce2" table:formula="of:=[.N$22]*[.N6]" office:value-type="float" office:value="0.0110499" calcext:value-type="float">
            <text:p>0.011050</text:p>
          </table:table-cell>
          <table:table-cell table:style-name="ce2" table:formula="of:=[.O$22]*[.O6]" office:value-type="float" office:value="0.0151416" calcext:value-type="float">
            <text:p>0.015142</text:p>
          </table:table-cell>
          <table:table-cell table:style-name="ce2" table:formula="of:=[.P$22]*[.P6]" office:value-type="float" office:value="0.01063455" calcext:value-type="float">
            <text:p>0.010635</text:p>
          </table:table-cell>
          <table:table-cell table:style-name="ce2" table:formula="of:=[.Q$22]*[.Q6]" office:value-type="float" office:value="-0.00221865" calcext:value-type="float">
            <text:p>-0.002219</text:p>
          </table:table-cell>
        </table:table-row>
        <table:table-row table:style-name="ro1">
          <table:table-cell/>
          <table:table-cell table:style-name="ce2" table:formula="of:=[.B$22]*[.B7]" office:value-type="float" office:value="0.1025" calcext:value-type="float">
            <text:p>0.102500</text:p>
          </table:table-cell>
          <table:table-cell table:style-name="ce2" table:formula="of:=[.C$22]*[.C7]" office:value-type="float" office:value="-0.0901404" calcext:value-type="float">
            <text:p>-0.090140</text:p>
          </table:table-cell>
          <table:table-cell table:style-name="ce2" table:formula="of:=[.D$22]*[.D7]" office:value-type="float" office:value="-0.0900666" calcext:value-type="float">
            <text:p>-0.090067</text:p>
          </table:table-cell>
          <table:table-cell table:style-name="ce2" table:formula="of:=[.E$22]*[.E7]" office:value-type="float" office:value="-0.0898758" calcext:value-type="float">
            <text:p>-0.089876</text:p>
          </table:table-cell>
          <table:table-cell table:style-name="ce2" table:formula="of:=[.F$22]*[.F7]" office:value-type="float" office:value="0.0686130625" calcext:value-type="float">
            <text:p>0.068613</text:p>
          </table:table-cell>
          <table:table-cell table:style-name="ce2" table:formula="of:=[.G$22]*[.G7]" office:value-type="float" office:value="0.0685833125" calcext:value-type="float">
            <text:p>0.068583</text:p>
          </table:table-cell>
          <table:table-cell table:style-name="ce2" table:formula="of:=[.H$22]*[.H7]" office:value-type="float" office:value="0.0000626875" calcext:value-type="float">
            <text:p>0.000063</text:p>
          </table:table-cell>
          <table:table-cell table:style-name="ce2" table:formula="of:=[.I$22]*[.I7]" office:value-type="float" office:value="0.0685833125" calcext:value-type="float">
            <text:p>0.068583</text:p>
          </table:table-cell>
          <table:table-cell table:style-name="ce2" table:formula="of:=[.J$22]*[.J7]" office:value-type="float" office:value="0" calcext:value-type="float">
            <text:p>0.000000</text:p>
          </table:table-cell>
          <table:table-cell table:style-name="ce2" table:formula="of:=[.K$22]*[.K7]" office:value-type="float" office:value="-0.0152604" calcext:value-type="float">
            <text:p>-0.015260</text:p>
          </table:table-cell>
          <table:table-cell table:style-name="ce2" table:formula="of:=[.L$22]*[.L7]" office:value-type="float" office:value="-0.00950805" calcext:value-type="float">
            <text:p>-0.009508</text:p>
          </table:table-cell>
          <table:table-cell table:style-name="ce2" table:formula="of:=[.M$22]*[.M7]" office:value-type="float" office:value="0.00164205" calcext:value-type="float">
            <text:p>0.001642</text:p>
          </table:table-cell>
          <table:table-cell table:style-name="ce2" table:formula="of:=[.N$22]*[.N7]" office:value-type="float" office:value="0.0110499" calcext:value-type="float">
            <text:p>0.011050</text:p>
          </table:table-cell>
          <table:table-cell table:style-name="ce2" table:formula="of:=[.O$22]*[.O7]" office:value-type="float" office:value="-0.0151416" calcext:value-type="float">
            <text:p>-0.015142</text:p>
          </table:table-cell>
          <table:table-cell table:style-name="ce2" table:formula="of:=[.P$22]*[.P7]" office:value-type="float" office:value="0.01063455" calcext:value-type="float">
            <text:p>0.010635</text:p>
          </table:table-cell>
          <table:table-cell table:style-name="ce2" table:formula="of:=[.Q$22]*[.Q7]" office:value-type="float" office:value="0.00221865" calcext:value-type="float">
            <text:p>0.002219</text:p>
          </table:table-cell>
        </table:table-row>
        <table:table-row table:style-name="ro1">
          <table:table-cell/>
          <table:table-cell table:style-name="ce2" table:formula="of:=[.B$22]*[.B8]" office:value-type="float" office:value="0.1025" calcext:value-type="float">
            <text:p>0.102500</text:p>
          </table:table-cell>
          <table:table-cell table:style-name="ce2" table:formula="of:=[.C$22]*[.C8]" office:value-type="float" office:value="0.0901404" calcext:value-type="float">
            <text:p>0.090140</text:p>
          </table:table-cell>
          <table:table-cell table:style-name="ce2" table:formula="of:=[.D$22]*[.D8]" office:value-type="float" office:value="-0.0900666" calcext:value-type="float">
            <text:p>-0.090067</text:p>
          </table:table-cell>
          <table:table-cell table:style-name="ce2" table:formula="of:=[.E$22]*[.E8]" office:value-type="float" office:value="-0.0898758" calcext:value-type="float">
            <text:p>-0.089876</text:p>
          </table:table-cell>
          <table:table-cell table:style-name="ce2" table:formula="of:=[.F$22]*[.F8]" office:value-type="float" office:value="-0.0686130625" calcext:value-type="float">
            <text:p>-0.068613</text:p>
          </table:table-cell>
          <table:table-cell table:style-name="ce2" table:formula="of:=[.G$22]*[.G8]" office:value-type="float" office:value="-0.0685833125" calcext:value-type="float">
            <text:p>-0.068583</text:p>
          </table:table-cell>
          <table:table-cell table:style-name="ce2" table:formula="of:=[.H$22]*[.H8]" office:value-type="float" office:value="0.0000626875" calcext:value-type="float">
            <text:p>0.000063</text:p>
          </table:table-cell>
          <table:table-cell table:style-name="ce2" table:formula="of:=[.I$22]*[.I8]" office:value-type="float" office:value="0.0685833125" calcext:value-type="float">
            <text:p>0.068583</text:p>
          </table:table-cell>
          <table:table-cell table:style-name="ce2" table:formula="of:=[.J$22]*[.J8]" office:value-type="float" office:value="-0" calcext:value-type="float">
            <text:p>0.000000</text:p>
          </table:table-cell>
          <table:table-cell table:style-name="ce2" table:formula="of:=[.K$22]*[.K8]" office:value-type="float" office:value="0.0152604" calcext:value-type="float">
            <text:p>0.015260</text:p>
          </table:table-cell>
          <table:table-cell table:style-name="ce2" table:formula="of:=[.L$22]*[.L8]" office:value-type="float" office:value="0.00950805" calcext:value-type="float">
            <text:p>0.009508</text:p>
          </table:table-cell>
          <table:table-cell table:style-name="ce2" table:formula="of:=[.M$22]*[.M8]" office:value-type="float" office:value="-0.00164205" calcext:value-type="float">
            <text:p>-0.001642</text:p>
          </table:table-cell>
          <table:table-cell table:style-name="ce2" table:formula="of:=[.N$22]*[.N8]" office:value-type="float" office:value="0.0110499" calcext:value-type="float">
            <text:p>0.011050</text:p>
          </table:table-cell>
          <table:table-cell table:style-name="ce2" table:formula="of:=[.O$22]*[.O8]" office:value-type="float" office:value="-0.0151416" calcext:value-type="float">
            <text:p>-0.015142</text:p>
          </table:table-cell>
          <table:table-cell table:style-name="ce2" table:formula="of:=[.P$22]*[.P8]" office:value-type="float" office:value="0.01063455" calcext:value-type="float">
            <text:p>0.010635</text:p>
          </table:table-cell>
          <table:table-cell table:style-name="ce2" table:formula="of:=[.Q$22]*[.Q8]" office:value-type="float" office:value="0.00221865" calcext:value-type="float">
            <text:p>0.002219</text:p>
          </table:table-cell>
        </table:table-row>
        <table:table-row table:style-name="ro1">
          <table:table-cell/>
          <table:table-cell table:style-name="ce2" table:formula="of:=[.B$22]*[.B9]" office:value-type="float" office:value="0.10235445" calcext:value-type="float">
            <text:p>0.102354</text:p>
          </table:table-cell>
          <table:table-cell table:style-name="ce2" table:formula="of:=[.C$22]*[.C9]" office:value-type="float" office:value="0.0553122" calcext:value-type="float">
            <text:p>0.055312</text:p>
          </table:table-cell>
          <table:table-cell table:style-name="ce2" table:formula="of:=[.D$22]*[.D9]" office:value-type="float" office:value="0.1454706" calcext:value-type="float">
            <text:p>0.145471</text:p>
          </table:table-cell>
          <table:table-cell table:style-name="ce2" table:formula="of:=[.E$22]*[.E9]" office:value-type="float" office:value="-0" calcext:value-type="float">
            <text:p>0.000000</text:p>
          </table:table-cell>
          <table:table-cell table:style-name="ce2" table:formula="of:=[.F$22]*[.F9]" office:value-type="float" office:value="-0" calcext:value-type="float">
            <text:p>0.000000</text:p>
          </table:table-cell>
          <table:table-cell table:style-name="ce2" table:formula="of:=[.G$22]*[.G9]" office:value-type="float" office:value="0.06853975" calcext:value-type="float">
            <text:p>0.068540</text:p>
          </table:table-cell>
          <table:table-cell table:style-name="ce2" table:formula="of:=[.H$22]*[.H9]" office:value-type="float" office:value="0.0960531875" calcext:value-type="float">
            <text:p>0.096053</text:p>
          </table:table-cell>
          <table:table-cell table:style-name="ce2" table:formula="of:=[.I$22]*[.I9]" office:value-type="float" office:value="0" calcext:value-type="float">
            <text:p>0.000000</text:p>
          </table:table-cell>
          <table:table-cell table:style-name="ce2" table:formula="of:=[.J$22]*[.J9]" office:value-type="float" office:value="-0.01309" calcext:value-type="float">
            <text:p>-0.013090</text:p>
          </table:table-cell>
          <table:table-cell table:style-name="ce2" table:formula="of:=[.K$22]*[.K9]" office:value-type="float" office:value="-0.018891" calcext:value-type="float">
            <text:p>-0.018891</text:p>
          </table:table-cell>
          <table:table-cell table:style-name="ce2" table:formula="of:=[.L$22]*[.L9]" office:value-type="float" office:value="-0" calcext:value-type="float">
            <text:p>0.000000</text:p>
          </table:table-cell>
          <table:table-cell table:style-name="ce2" table:formula="of:=[.M$22]*[.M9]" office:value-type="float" office:value="0.01690095" calcext:value-type="float">
            <text:p>0.016901</text:p>
          </table:table-cell>
          <table:table-cell table:style-name="ce2" table:formula="of:=[.N$22]*[.N9]" office:value-type="float" office:value="0.0119304" calcext:value-type="float">
            <text:p>0.011930</text:p>
          </table:table-cell>
          <table:table-cell table:style-name="ce2" table:formula="of:=[.O$22]*[.O9]" office:value-type="float" office:value="0" calcext:value-type="float">
            <text:p>0.000000</text:p>
          </table:table-cell>
          <table:table-cell table:style-name="ce2" table:formula="of:=[.P$22]*[.P9]" office:value-type="float" office:value="0.0036471" calcext:value-type="float">
            <text:p>0.003647</text:p>
          </table:table-cell>
          <table:table-cell table:style-name="ce2" table:formula="of:=[.Q$22]*[.Q9]" office:value-type="float" office:value="-0" calcext:value-type="float">
            <text:p>0.000000</text:p>
          </table:table-cell>
        </table:table-row>
        <table:table-row table:style-name="ro1">
          <table:table-cell/>
          <table:table-cell table:style-name="ce2" table:formula="of:=[.B$22]*[.B10]" office:value-type="float" office:value="0.10235445" calcext:value-type="float">
            <text:p>0.102354</text:p>
          </table:table-cell>
          <table:table-cell table:style-name="ce2" table:formula="of:=[.C$22]*[.C10]" office:value-type="float" office:value="0.0553122" calcext:value-type="float">
            <text:p>0.055312</text:p>
          </table:table-cell>
          <table:table-cell table:style-name="ce2" table:formula="of:=[.D$22]*[.D10]" office:value-type="float" office:value="-0.1454706" calcext:value-type="float">
            <text:p>-0.145471</text:p>
          </table:table-cell>
          <table:table-cell table:style-name="ce2" table:formula="of:=[.E$22]*[.E10]" office:value-type="float" office:value="-0" calcext:value-type="float">
            <text:p>0.000000</text:p>
          </table:table-cell>
          <table:table-cell table:style-name="ce2" table:formula="of:=[.F$22]*[.F10]" office:value-type="float" office:value="-0" calcext:value-type="float">
            <text:p>0.000000</text:p>
          </table:table-cell>
          <table:table-cell table:style-name="ce2" table:formula="of:=[.G$22]*[.G10]" office:value-type="float" office:value="-0.06853975" calcext:value-type="float">
            <text:p>-0.068540</text:p>
          </table:table-cell>
          <table:table-cell table:style-name="ce2" table:formula="of:=[.H$22]*[.H10]" office:value-type="float" office:value="0.0960531875" calcext:value-type="float">
            <text:p>0.096053</text:p>
          </table:table-cell>
          <table:table-cell table:style-name="ce2" table:formula="of:=[.I$22]*[.I10]" office:value-type="float" office:value="-0" calcext:value-type="float">
            <text:p>0.000000</text:p>
          </table:table-cell>
          <table:table-cell table:style-name="ce2" table:formula="of:=[.J$22]*[.J10]" office:value-type="float" office:value="-0.01309" calcext:value-type="float">
            <text:p>-0.013090</text:p>
          </table:table-cell>
          <table:table-cell table:style-name="ce2" table:formula="of:=[.K$22]*[.K10]" office:value-type="float" office:value="-0.018891" calcext:value-type="float">
            <text:p>-0.018891</text:p>
          </table:table-cell>
          <table:table-cell table:style-name="ce2" table:formula="of:=[.L$22]*[.L10]" office:value-type="float" office:value="0" calcext:value-type="float">
            <text:p>0.000000</text:p>
          </table:table-cell>
          <table:table-cell table:style-name="ce2" table:formula="of:=[.M$22]*[.M10]" office:value-type="float" office:value="0.01690095" calcext:value-type="float">
            <text:p>0.016901</text:p>
          </table:table-cell>
          <table:table-cell table:style-name="ce2" table:formula="of:=[.N$22]*[.N10]" office:value-type="float" office:value="-0.0119304" calcext:value-type="float">
            <text:p>-0.011930</text:p>
          </table:table-cell>
          <table:table-cell table:style-name="ce2" table:formula="of:=[.O$22]*[.O10]" office:value-type="float" office:value="0" calcext:value-type="float">
            <text:p>0.000000</text:p>
          </table:table-cell>
          <table:table-cell table:style-name="ce2" table:formula="of:=[.P$22]*[.P10]" office:value-type="float" office:value="-0.0036471" calcext:value-type="float">
            <text:p>-0.003647</text:p>
          </table:table-cell>
          <table:table-cell table:style-name="ce2" table:formula="of:=[.Q$22]*[.Q10]" office:value-type="float" office:value="-0" calcext:value-type="float">
            <text:p>0.000000</text:p>
          </table:table-cell>
        </table:table-row>
        <table:table-row table:style-name="ro1">
          <table:table-cell/>
          <table:table-cell table:style-name="ce2" table:formula="of:=[.B$22]*[.B11]" office:value-type="float" office:value="0.10235445" calcext:value-type="float">
            <text:p>0.102354</text:p>
          </table:table-cell>
          <table:table-cell table:style-name="ce2" table:formula="of:=[.C$22]*[.C11]" office:value-type="float" office:value="-0.0553122" calcext:value-type="float">
            <text:p>-0.055312</text:p>
          </table:table-cell>
          <table:table-cell table:style-name="ce2" table:formula="of:=[.D$22]*[.D11]" office:value-type="float" office:value="0.1454706" calcext:value-type="float">
            <text:p>0.145471</text:p>
          </table:table-cell>
          <table:table-cell table:style-name="ce2" table:formula="of:=[.E$22]*[.E11]" office:value-type="float" office:value="0" calcext:value-type="float">
            <text:p>0.000000</text:p>
          </table:table-cell>
          <table:table-cell table:style-name="ce2" table:formula="of:=[.F$22]*[.F11]" office:value-type="float" office:value="0" calcext:value-type="float">
            <text:p>0.000000</text:p>
          </table:table-cell>
          <table:table-cell table:style-name="ce2" table:formula="of:=[.G$22]*[.G11]" office:value-type="float" office:value="-0.06853975" calcext:value-type="float">
            <text:p>-0.068540</text:p>
          </table:table-cell>
          <table:table-cell table:style-name="ce2" table:formula="of:=[.H$22]*[.H11]" office:value-type="float" office:value="0.0960531875" calcext:value-type="float">
            <text:p>0.096053</text:p>
          </table:table-cell>
          <table:table-cell table:style-name="ce2" table:formula="of:=[.I$22]*[.I11]" office:value-type="float" office:value="-0" calcext:value-type="float">
            <text:p>0.000000</text:p>
          </table:table-cell>
          <table:table-cell table:style-name="ce2" table:formula="of:=[.J$22]*[.J11]" office:value-type="float" office:value="-0.01309" calcext:value-type="float">
            <text:p>-0.013090</text:p>
          </table:table-cell>
          <table:table-cell table:style-name="ce2" table:formula="of:=[.K$22]*[.K11]" office:value-type="float" office:value="0.018891" calcext:value-type="float">
            <text:p>0.018891</text:p>
          </table:table-cell>
          <table:table-cell table:style-name="ce2" table:formula="of:=[.L$22]*[.L11]" office:value-type="float" office:value="0" calcext:value-type="float">
            <text:p>0.000000</text:p>
          </table:table-cell>
          <table:table-cell table:style-name="ce2" table:formula="of:=[.M$22]*[.M11]" office:value-type="float" office:value="-0.01690095" calcext:value-type="float">
            <text:p>-0.016901</text:p>
          </table:table-cell>
          <table:table-cell table:style-name="ce2" table:formula="of:=[.N$22]*[.N11]" office:value-type="float" office:value="0.0119304" calcext:value-type="float">
            <text:p>0.011930</text:p>
          </table:table-cell>
          <table:table-cell table:style-name="ce2" table:formula="of:=[.O$22]*[.O11]" office:value-type="float" office:value="-0" calcext:value-type="float">
            <text:p>0.000000</text:p>
          </table:table-cell>
          <table:table-cell table:style-name="ce2" table:formula="of:=[.P$22]*[.P11]" office:value-type="float" office:value="0.0036471" calcext:value-type="float">
            <text:p>0.003647</text:p>
          </table:table-cell>
          <table:table-cell table:style-name="ce2" table:formula="of:=[.Q$22]*[.Q11]" office:value-type="float" office:value="0" calcext:value-type="float">
            <text:p>0.000000</text:p>
          </table:table-cell>
        </table:table-row>
        <table:table-row table:style-name="ro1">
          <table:table-cell/>
          <table:table-cell table:style-name="ce2" table:formula="of:=[.B$22]*[.B12]" office:value-type="float" office:value="0.10235445" calcext:value-type="float">
            <text:p>0.102354</text:p>
          </table:table-cell>
          <table:table-cell table:style-name="ce2" table:formula="of:=[.C$22]*[.C12]" office:value-type="float" office:value="-0.0553122" calcext:value-type="float">
            <text:p>-0.055312</text:p>
          </table:table-cell>
          <table:table-cell table:style-name="ce2" table:formula="of:=[.D$22]*[.D12]" office:value-type="float" office:value="-0.1454706" calcext:value-type="float">
            <text:p>-0.145471</text:p>
          </table:table-cell>
          <table:table-cell table:style-name="ce2" table:formula="of:=[.E$22]*[.E12]" office:value-type="float" office:value="0" calcext:value-type="float">
            <text:p>0.000000</text:p>
          </table:table-cell>
          <table:table-cell table:style-name="ce2" table:formula="of:=[.F$22]*[.F12]" office:value-type="float" office:value="0" calcext:value-type="float">
            <text:p>0.000000</text:p>
          </table:table-cell>
          <table:table-cell table:style-name="ce2" table:formula="of:=[.G$22]*[.G12]" office:value-type="float" office:value="0.06853975" calcext:value-type="float">
            <text:p>0.068540</text:p>
          </table:table-cell>
          <table:table-cell table:style-name="ce2" table:formula="of:=[.H$22]*[.H12]" office:value-type="float" office:value="0.0960531875" calcext:value-type="float">
            <text:p>0.096053</text:p>
          </table:table-cell>
          <table:table-cell table:style-name="ce2" table:formula="of:=[.I$22]*[.I12]" office:value-type="float" office:value="0" calcext:value-type="float">
            <text:p>0.000000</text:p>
          </table:table-cell>
          <table:table-cell table:style-name="ce2" table:formula="of:=[.J$22]*[.J12]" office:value-type="float" office:value="-0.01309" calcext:value-type="float">
            <text:p>-0.013090</text:p>
          </table:table-cell>
          <table:table-cell table:style-name="ce2" table:formula="of:=[.K$22]*[.K12]" office:value-type="float" office:value="0.018891" calcext:value-type="float">
            <text:p>0.018891</text:p>
          </table:table-cell>
          <table:table-cell table:style-name="ce2" table:formula="of:=[.L$22]*[.L12]" office:value-type="float" office:value="-0" calcext:value-type="float">
            <text:p>0.000000</text:p>
          </table:table-cell>
          <table:table-cell table:style-name="ce2" table:formula="of:=[.M$22]*[.M12]" office:value-type="float" office:value="-0.01690095" calcext:value-type="float">
            <text:p>-0.016901</text:p>
          </table:table-cell>
          <table:table-cell table:style-name="ce2" table:formula="of:=[.N$22]*[.N12]" office:value-type="float" office:value="-0.0119304" calcext:value-type="float">
            <text:p>-0.011930</text:p>
          </table:table-cell>
          <table:table-cell table:style-name="ce2" table:formula="of:=[.O$22]*[.O12]" office:value-type="float" office:value="-0" calcext:value-type="float">
            <text:p>0.000000</text:p>
          </table:table-cell>
          <table:table-cell table:style-name="ce2" table:formula="of:=[.P$22]*[.P12]" office:value-type="float" office:value="-0.0036471" calcext:value-type="float">
            <text:p>-0.003647</text:p>
          </table:table-cell>
          <table:table-cell table:style-name="ce2" table:formula="of:=[.Q$22]*[.Q12]" office:value-type="float" office:value="0" calcext:value-type="float">
            <text:p>0.000000</text:p>
          </table:table-cell>
        </table:table-row>
        <table:table-row table:style-name="ro1">
          <table:table-cell/>
          <table:table-cell table:style-name="ce2" table:formula="of:=[.B$22]*[.B13]" office:value-type="float" office:value="0.10255535" calcext:value-type="float">
            <text:p>0.102555</text:p>
          </table:table-cell>
          <table:table-cell table:style-name="ce2" table:formula="of:=[.C$22]*[.C13]" office:value-type="float" office:value="0" calcext:value-type="float">
            <text:p>0.000000</text:p>
          </table:table-cell>
          <table:table-cell table:style-name="ce2" table:formula="of:=[.D$22]*[.D13]" office:value-type="float" office:value="0.0555498" calcext:value-type="float">
            <text:p>0.055550</text:p>
          </table:table-cell>
          <table:table-cell table:style-name="ce2" table:formula="of:=[.E$22]*[.E13]" office:value-type="float" office:value="0.1457082" calcext:value-type="float">
            <text:p>0.145708</text:p>
          </table:table-cell>
          <table:table-cell table:style-name="ce2" table:formula="of:=[.F$22]*[.F13]" office:value-type="float" office:value="-0" calcext:value-type="float">
            <text:p>0.000000</text:p>
          </table:table-cell>
          <table:table-cell table:style-name="ce2" table:formula="of:=[.G$22]*[.G13]" office:value-type="float" office:value="-0" calcext:value-type="float">
            <text:p>0.000000</text:p>
          </table:table-cell>
          <table:table-cell table:style-name="ce2" table:formula="of:=[.H$22]*[.H13]" office:value-type="float" office:value="-0.036754" calcext:value-type="float">
            <text:p>-0.036754</text:p>
          </table:table-cell>
          <table:table-cell table:style-name="ce2" table:formula="of:=[.I$22]*[.I13]" office:value-type="float" office:value="0.06853975" calcext:value-type="float">
            <text:p>0.068540</text:p>
          </table:table-cell>
          <table:table-cell table:style-name="ce2" table:formula="of:=[.J$22]*[.J13]" office:value-type="float" office:value="0.0897653125" calcext:value-type="float">
            <text:p>0.089765</text:p>
          </table:table-cell>
          <table:table-cell table:style-name="ce2" table:formula="of:=[.K$22]*[.K13]" office:value-type="float" office:value="0" calcext:value-type="float">
            <text:p>0.000000</text:p>
          </table:table-cell>
          <table:table-cell table:style-name="ce2" table:formula="of:=[.L$22]*[.L13]" office:value-type="float" office:value="0" calcext:value-type="float">
            <text:p>0.000000</text:p>
          </table:table-cell>
          <table:table-cell table:style-name="ce2" table:formula="of:=[.M$22]*[.M13]" office:value-type="float" office:value="0" calcext:value-type="float">
            <text:p>0.000000</text:p>
          </table:table-cell>
          <table:table-cell table:style-name="ce2" table:formula="of:=[.N$22]*[.N13]" office:value-type="float" office:value="0.0045558" calcext:value-type="float">
            <text:p>0.004556</text:p>
          </table:table-cell>
          <table:table-cell table:style-name="ce2" table:formula="of:=[.O$22]*[.O13]" office:value-type="float" office:value="-0.01014915" calcext:value-type="float">
            <text:p>-0.010149</text:p>
          </table:table-cell>
          <table:table-cell table:style-name="ce2" table:formula="of:=[.P$22]*[.P13]" office:value-type="float" office:value="0.02490165" calcext:value-type="float">
            <text:p>0.024902</text:p>
          </table:table-cell>
          <table:table-cell table:style-name="ce2" table:formula="of:=[.Q$22]*[.Q13]" office:value-type="float" office:value="0.0071925" calcext:value-type="float">
            <text:p>0.007193</text:p>
          </table:table-cell>
        </table:table-row>
        <table:table-row table:style-name="ro1">
          <table:table-cell/>
          <table:table-cell table:style-name="ce2" table:formula="of:=[.B$22]*[.B14]" office:value-type="float" office:value="0.10255535" calcext:value-type="float">
            <text:p>0.102555</text:p>
          </table:table-cell>
          <table:table-cell table:style-name="ce2" table:formula="of:=[.C$22]*[.C14]" office:value-type="float" office:value="0" calcext:value-type="float">
            <text:p>0.000000</text:p>
          </table:table-cell>
          <table:table-cell table:style-name="ce2" table:formula="of:=[.D$22]*[.D14]" office:value-type="float" office:value="-0.0555498" calcext:value-type="float">
            <text:p>-0.055550</text:p>
          </table:table-cell>
          <table:table-cell table:style-name="ce2" table:formula="of:=[.E$22]*[.E14]" office:value-type="float" office:value="0.1457082" calcext:value-type="float">
            <text:p>0.145708</text:p>
          </table:table-cell>
          <table:table-cell table:style-name="ce2" table:formula="of:=[.F$22]*[.F14]" office:value-type="float" office:value="-0" calcext:value-type="float">
            <text:p>0.000000</text:p>
          </table:table-cell>
          <table:table-cell table:style-name="ce2" table:formula="of:=[.G$22]*[.G14]" office:value-type="float" office:value="-0" calcext:value-type="float">
            <text:p>0.000000</text:p>
          </table:table-cell>
          <table:table-cell table:style-name="ce2" table:formula="of:=[.H$22]*[.H14]" office:value-type="float" office:value="-0.036754" calcext:value-type="float">
            <text:p>-0.036754</text:p>
          </table:table-cell>
          <table:table-cell table:style-name="ce2" table:formula="of:=[.I$22]*[.I14]" office:value-type="float" office:value="-0.06853975" calcext:value-type="float">
            <text:p>-0.068540</text:p>
          </table:table-cell>
          <table:table-cell table:style-name="ce2" table:formula="of:=[.J$22]*[.J14]" office:value-type="float" office:value="0.0897653125" calcext:value-type="float">
            <text:p>0.089765</text:p>
          </table:table-cell>
          <table:table-cell table:style-name="ce2" table:formula="of:=[.K$22]*[.K14]" office:value-type="float" office:value="0" calcext:value-type="float">
            <text:p>0.000000</text:p>
          </table:table-cell>
          <table:table-cell table:style-name="ce2" table:formula="of:=[.L$22]*[.L14]" office:value-type="float" office:value="0" calcext:value-type="float">
            <text:p>0.000000</text:p>
          </table:table-cell>
          <table:table-cell table:style-name="ce2" table:formula="of:=[.M$22]*[.M14]" office:value-type="float" office:value="0" calcext:value-type="float">
            <text:p>0.000000</text:p>
          </table:table-cell>
          <table:table-cell table:style-name="ce2" table:formula="of:=[.N$22]*[.N14]" office:value-type="float" office:value="-0.0045558" calcext:value-type="float">
            <text:p>-0.004556</text:p>
          </table:table-cell>
          <table:table-cell table:style-name="ce2" table:formula="of:=[.O$22]*[.O14]" office:value-type="float" office:value="-0.01014915" calcext:value-type="float">
            <text:p>-0.010149</text:p>
          </table:table-cell>
          <table:table-cell table:style-name="ce2" table:formula="of:=[.P$22]*[.P14]" office:value-type="float" office:value="-0.02490165" calcext:value-type="float">
            <text:p>-0.024902</text:p>
          </table:table-cell>
          <table:table-cell table:style-name="ce2" table:formula="of:=[.Q$22]*[.Q14]" office:value-type="float" office:value="0.0071925" calcext:value-type="float">
            <text:p>0.007193</text:p>
          </table:table-cell>
        </table:table-row>
        <table:table-row table:style-name="ro1">
          <table:table-cell/>
          <table:table-cell table:style-name="ce2" table:formula="of:=[.B$22]*[.B15]" office:value-type="float" office:value="0.10255535" calcext:value-type="float">
            <text:p>0.102555</text:p>
          </table:table-cell>
          <table:table-cell table:style-name="ce2" table:formula="of:=[.C$22]*[.C15]" office:value-type="float" office:value="0" calcext:value-type="float">
            <text:p>0.000000</text:p>
          </table:table-cell>
          <table:table-cell table:style-name="ce2" table:formula="of:=[.D$22]*[.D15]" office:value-type="float" office:value="0.0555498" calcext:value-type="float">
            <text:p>0.055550</text:p>
          </table:table-cell>
          <table:table-cell table:style-name="ce2" table:formula="of:=[.E$22]*[.E15]" office:value-type="float" office:value="-0.1457082" calcext:value-type="float">
            <text:p>-0.145708</text:p>
          </table:table-cell>
          <table:table-cell table:style-name="ce2" table:formula="of:=[.F$22]*[.F15]" office:value-type="float" office:value="-0" calcext:value-type="float">
            <text:p>0.000000</text:p>
          </table:table-cell>
          <table:table-cell table:style-name="ce2" table:formula="of:=[.G$22]*[.G15]" office:value-type="float" office:value="-0" calcext:value-type="float">
            <text:p>0.000000</text:p>
          </table:table-cell>
          <table:table-cell table:style-name="ce2" table:formula="of:=[.H$22]*[.H15]" office:value-type="float" office:value="-0.036754" calcext:value-type="float">
            <text:p>-0.036754</text:p>
          </table:table-cell>
          <table:table-cell table:style-name="ce2" table:formula="of:=[.I$22]*[.I15]" office:value-type="float" office:value="-0.06853975" calcext:value-type="float">
            <text:p>-0.068540</text:p>
          </table:table-cell>
          <table:table-cell table:style-name="ce2" table:formula="of:=[.J$22]*[.J15]" office:value-type="float" office:value="0.0897653125" calcext:value-type="float">
            <text:p>0.089765</text:p>
          </table:table-cell>
          <table:table-cell table:style-name="ce2" table:formula="of:=[.K$22]*[.K15]" office:value-type="float" office:value="0" calcext:value-type="float">
            <text:p>0.000000</text:p>
          </table:table-cell>
          <table:table-cell table:style-name="ce2" table:formula="of:=[.L$22]*[.L15]" office:value-type="float" office:value="0" calcext:value-type="float">
            <text:p>0.000000</text:p>
          </table:table-cell>
          <table:table-cell table:style-name="ce2" table:formula="of:=[.M$22]*[.M15]" office:value-type="float" office:value="0" calcext:value-type="float">
            <text:p>0.000000</text:p>
          </table:table-cell>
          <table:table-cell table:style-name="ce2" table:formula="of:=[.N$22]*[.N15]" office:value-type="float" office:value="0.0045558" calcext:value-type="float">
            <text:p>0.004556</text:p>
          </table:table-cell>
          <table:table-cell table:style-name="ce2" table:formula="of:=[.O$22]*[.O15]" office:value-type="float" office:value="0.01014915" calcext:value-type="float">
            <text:p>0.010149</text:p>
          </table:table-cell>
          <table:table-cell table:style-name="ce2" table:formula="of:=[.P$22]*[.P15]" office:value-type="float" office:value="0.02490165" calcext:value-type="float">
            <text:p>0.024902</text:p>
          </table:table-cell>
          <table:table-cell table:style-name="ce2" table:formula="of:=[.Q$22]*[.Q15]" office:value-type="float" office:value="-0.0071925" calcext:value-type="float">
            <text:p>-0.007193</text:p>
          </table:table-cell>
        </table:table-row>
        <table:table-row table:style-name="ro1">
          <table:table-cell/>
          <table:table-cell table:style-name="ce2" table:formula="of:=[.B$22]*[.B16]" office:value-type="float" office:value="0.10255535" calcext:value-type="float">
            <text:p>0.102555</text:p>
          </table:table-cell>
          <table:table-cell table:style-name="ce2" table:formula="of:=[.C$22]*[.C16]" office:value-type="float" office:value="0" calcext:value-type="float">
            <text:p>0.000000</text:p>
          </table:table-cell>
          <table:table-cell table:style-name="ce2" table:formula="of:=[.D$22]*[.D16]" office:value-type="float" office:value="-0.0555498" calcext:value-type="float">
            <text:p>-0.055550</text:p>
          </table:table-cell>
          <table:table-cell table:style-name="ce2" table:formula="of:=[.E$22]*[.E16]" office:value-type="float" office:value="-0.1457082" calcext:value-type="float">
            <text:p>-0.145708</text:p>
          </table:table-cell>
          <table:table-cell table:style-name="ce2" table:formula="of:=[.F$22]*[.F16]" office:value-type="float" office:value="-0" calcext:value-type="float">
            <text:p>0.000000</text:p>
          </table:table-cell>
          <table:table-cell table:style-name="ce2" table:formula="of:=[.G$22]*[.G16]" office:value-type="float" office:value="-0" calcext:value-type="float">
            <text:p>0.000000</text:p>
          </table:table-cell>
          <table:table-cell table:style-name="ce2" table:formula="of:=[.H$22]*[.H16]" office:value-type="float" office:value="-0.036754" calcext:value-type="float">
            <text:p>-0.036754</text:p>
          </table:table-cell>
          <table:table-cell table:style-name="ce2" table:formula="of:=[.I$22]*[.I16]" office:value-type="float" office:value="0.06853975" calcext:value-type="float">
            <text:p>0.068540</text:p>
          </table:table-cell>
          <table:table-cell table:style-name="ce2" table:formula="of:=[.J$22]*[.J16]" office:value-type="float" office:value="0.0897653125" calcext:value-type="float">
            <text:p>0.089765</text:p>
          </table:table-cell>
          <table:table-cell table:style-name="ce2" table:formula="of:=[.K$22]*[.K16]" office:value-type="float" office:value="0" calcext:value-type="float">
            <text:p>0.000000</text:p>
          </table:table-cell>
          <table:table-cell table:style-name="ce2" table:formula="of:=[.L$22]*[.L16]" office:value-type="float" office:value="0" calcext:value-type="float">
            <text:p>0.000000</text:p>
          </table:table-cell>
          <table:table-cell table:style-name="ce2" table:formula="of:=[.M$22]*[.M16]" office:value-type="float" office:value="0" calcext:value-type="float">
            <text:p>0.000000</text:p>
          </table:table-cell>
          <table:table-cell table:style-name="ce2" table:formula="of:=[.N$22]*[.N16]" office:value-type="float" office:value="-0.0045558" calcext:value-type="float">
            <text:p>-0.004556</text:p>
          </table:table-cell>
          <table:table-cell table:style-name="ce2" table:formula="of:=[.O$22]*[.O16]" office:value-type="float" office:value="0.01014915" calcext:value-type="float">
            <text:p>0.010149</text:p>
          </table:table-cell>
          <table:table-cell table:style-name="ce2" table:formula="of:=[.P$22]*[.P16]" office:value-type="float" office:value="-0.02490165" calcext:value-type="float">
            <text:p>-0.024902</text:p>
          </table:table-cell>
          <table:table-cell table:style-name="ce2" table:formula="of:=[.Q$22]*[.Q16]" office:value-type="float" office:value="-0.0071925" calcext:value-type="float">
            <text:p>-0.007193</text:p>
          </table:table-cell>
        </table:table-row>
        <table:table-row table:style-name="ro1">
          <table:table-cell/>
          <table:table-cell table:style-name="ce2" table:formula="of:=[.B$22]*[.B17]" office:value-type="float" office:value="0.1025902" calcext:value-type="float">
            <text:p>0.102590</text:p>
          </table:table-cell>
          <table:table-cell table:style-name="ce2" table:formula="of:=[.C$22]*[.C17]" office:value-type="float" office:value="0.1456182" calcext:value-type="float">
            <text:p>0.145618</text:p>
          </table:table-cell>
          <table:table-cell table:style-name="ce2" table:formula="of:=[.D$22]*[.D17]" office:value-type="float" office:value="-0" calcext:value-type="float">
            <text:p>0.000000</text:p>
          </table:table-cell>
          <table:table-cell table:style-name="ce2" table:formula="of:=[.E$22]*[.E17]" office:value-type="float" office:value="0.0559332" calcext:value-type="float">
            <text:p>0.055933</text:p>
          </table:table-cell>
          <table:table-cell table:style-name="ce2" table:formula="of:=[.F$22]*[.F17]" office:value-type="float" office:value="0.0686598125" calcext:value-type="float">
            <text:p>0.068660</text:p>
          </table:table-cell>
          <table:table-cell table:style-name="ce2" table:formula="of:=[.G$22]*[.G17]" office:value-type="float" office:value="0" calcext:value-type="float">
            <text:p>0.000000</text:p>
          </table:table-cell>
          <table:table-cell table:style-name="ce2" table:formula="of:=[.H$22]*[.H17]" office:value-type="float" office:value="-0.059425625" calcext:value-type="float">
            <text:p>-0.059426</text:p>
          </table:table-cell>
          <table:table-cell table:style-name="ce2" table:formula="of:=[.I$22]*[.I17]" office:value-type="float" office:value="0" calcext:value-type="float">
            <text:p>0.000000</text:p>
          </table:table-cell>
          <table:table-cell table:style-name="ce2" table:formula="of:=[.J$22]*[.J17]" office:value-type="float" office:value="-0.076676375" calcext:value-type="float">
            <text:p>-0.076676</text:p>
          </table:table-cell>
          <table:table-cell table:style-name="ce2" table:formula="of:=[.K$22]*[.K17]" office:value-type="float" office:value="-0.0116403" calcext:value-type="float">
            <text:p>-0.011640</text:p>
          </table:table-cell>
          <table:table-cell table:style-name="ce2" table:formula="of:=[.L$22]*[.L17]" office:value-type="float" office:value="0" calcext:value-type="float">
            <text:p>0.000000</text:p>
          </table:table-cell>
          <table:table-cell table:style-name="ce2" table:formula="of:=[.M$22]*[.M17]" office:value-type="float" office:value="-0.00442515" calcext:value-type="float">
            <text:p>-0.004425</text:p>
          </table:table-cell>
          <table:table-cell table:style-name="ce2" table:formula="of:=[.N$22]*[.N17]" office:value-type="float" office:value="0" calcext:value-type="float">
            <text:p>0.000000</text:p>
          </table:table-cell>
          <table:table-cell table:style-name="ce2" table:formula="of:=[.O$22]*[.O17]" office:value-type="float" office:value="-0.02241165" calcext:value-type="float">
            <text:p>-0.022412</text:p>
          </table:table-cell>
          <table:table-cell table:style-name="ce2" table:formula="of:=[.P$22]*[.P17]" office:value-type="float" office:value="0" calcext:value-type="float">
            <text:p>0.000000</text:p>
          </table:table-cell>
          <table:table-cell table:style-name="ce2" table:formula="of:=[.Q$22]*[.Q17]" office:value-type="float" office:value="-0.01165695" calcext:value-type="float">
            <text:p>-0.011657</text:p>
          </table:table-cell>
        </table:table-row>
        <table:table-row table:style-name="ro1">
          <table:table-cell/>
          <table:table-cell table:style-name="ce2" table:formula="of:=[.B$22]*[.B18]" office:value-type="float" office:value="0.1025902" calcext:value-type="float">
            <text:p>0.102590</text:p>
          </table:table-cell>
          <table:table-cell table:style-name="ce2" table:formula="of:=[.C$22]*[.C18]" office:value-type="float" office:value="-0.1456182" calcext:value-type="float">
            <text:p>-0.145618</text:p>
          </table:table-cell>
          <table:table-cell table:style-name="ce2" table:formula="of:=[.D$22]*[.D18]" office:value-type="float" office:value="0" calcext:value-type="float">
            <text:p>0.000000</text:p>
          </table:table-cell>
          <table:table-cell table:style-name="ce2" table:formula="of:=[.E$22]*[.E18]" office:value-type="float" office:value="0.0559332" calcext:value-type="float">
            <text:p>0.055933</text:p>
          </table:table-cell>
          <table:table-cell table:style-name="ce2" table:formula="of:=[.F$22]*[.F18]" office:value-type="float" office:value="-0.0686598125" calcext:value-type="float">
            <text:p>-0.068660</text:p>
          </table:table-cell>
          <table:table-cell table:style-name="ce2" table:formula="of:=[.G$22]*[.G18]" office:value-type="float" office:value="-0" calcext:value-type="float">
            <text:p>0.000000</text:p>
          </table:table-cell>
          <table:table-cell table:style-name="ce2" table:formula="of:=[.H$22]*[.H18]" office:value-type="float" office:value="-0.059425625" calcext:value-type="float">
            <text:p>-0.059426</text:p>
          </table:table-cell>
          <table:table-cell table:style-name="ce2" table:formula="of:=[.I$22]*[.I18]" office:value-type="float" office:value="0" calcext:value-type="float">
            <text:p>0.000000</text:p>
          </table:table-cell>
          <table:table-cell table:style-name="ce2" table:formula="of:=[.J$22]*[.J18]" office:value-type="float" office:value="-0.076676375" calcext:value-type="float">
            <text:p>-0.076676</text:p>
          </table:table-cell>
          <table:table-cell table:style-name="ce2" table:formula="of:=[.K$22]*[.K18]" office:value-type="float" office:value="0.0116403" calcext:value-type="float">
            <text:p>0.011640</text:p>
          </table:table-cell>
          <table:table-cell table:style-name="ce2" table:formula="of:=[.L$22]*[.L18]" office:value-type="float" office:value="-0" calcext:value-type="float">
            <text:p>0.000000</text:p>
          </table:table-cell>
          <table:table-cell table:style-name="ce2" table:formula="of:=[.M$22]*[.M18]" office:value-type="float" office:value="0.00442515" calcext:value-type="float">
            <text:p>0.004425</text:p>
          </table:table-cell>
          <table:table-cell table:style-name="ce2" table:formula="of:=[.N$22]*[.N18]" office:value-type="float" office:value="0" calcext:value-type="float">
            <text:p>0.000000</text:p>
          </table:table-cell>
          <table:table-cell table:style-name="ce2" table:formula="of:=[.O$22]*[.O18]" office:value-type="float" office:value="-0.02241165" calcext:value-type="float">
            <text:p>-0.022412</text:p>
          </table:table-cell>
          <table:table-cell table:style-name="ce2" table:formula="of:=[.P$22]*[.P18]" office:value-type="float" office:value="0" calcext:value-type="float">
            <text:p>0.000000</text:p>
          </table:table-cell>
          <table:table-cell table:style-name="ce2" table:formula="of:=[.Q$22]*[.Q18]" office:value-type="float" office:value="-0.01165695" calcext:value-type="float">
            <text:p>-0.011657</text:p>
          </table:table-cell>
        </table:table-row>
        <table:table-row table:style-name="ro1">
          <table:table-cell/>
          <table:table-cell table:style-name="ce2" table:formula="of:=[.B$22]*[.B19]" office:value-type="float" office:value="0.1025902" calcext:value-type="float">
            <text:p>0.102590</text:p>
          </table:table-cell>
          <table:table-cell table:style-name="ce2" table:formula="of:=[.C$22]*[.C19]" office:value-type="float" office:value="0.1456182" calcext:value-type="float">
            <text:p>0.145618</text:p>
          </table:table-cell>
          <table:table-cell table:style-name="ce2" table:formula="of:=[.D$22]*[.D19]" office:value-type="float" office:value="0" calcext:value-type="float">
            <text:p>0.000000</text:p>
          </table:table-cell>
          <table:table-cell table:style-name="ce2" table:formula="of:=[.E$22]*[.E19]" office:value-type="float" office:value="-0.0559332" calcext:value-type="float">
            <text:p>-0.055933</text:p>
          </table:table-cell>
          <table:table-cell table:style-name="ce2" table:formula="of:=[.F$22]*[.F19]" office:value-type="float" office:value="-0.0686598125" calcext:value-type="float">
            <text:p>-0.068660</text:p>
          </table:table-cell>
          <table:table-cell table:style-name="ce2" table:formula="of:=[.G$22]*[.G19]" office:value-type="float" office:value="0" calcext:value-type="float">
            <text:p>0.000000</text:p>
          </table:table-cell>
          <table:table-cell table:style-name="ce2" table:formula="of:=[.H$22]*[.H19]" office:value-type="float" office:value="-0.059425625" calcext:value-type="float">
            <text:p>-0.059426</text:p>
          </table:table-cell>
          <table:table-cell table:style-name="ce2" table:formula="of:=[.I$22]*[.I19]" office:value-type="float" office:value="0" calcext:value-type="float">
            <text:p>0.000000</text:p>
          </table:table-cell>
          <table:table-cell table:style-name="ce2" table:formula="of:=[.J$22]*[.J19]" office:value-type="float" office:value="-0.076676375" calcext:value-type="float">
            <text:p>-0.076676</text:p>
          </table:table-cell>
          <table:table-cell table:style-name="ce2" table:formula="of:=[.K$22]*[.K19]" office:value-type="float" office:value="-0.0116403" calcext:value-type="float">
            <text:p>-0.011640</text:p>
          </table:table-cell>
          <table:table-cell table:style-name="ce2" table:formula="of:=[.L$22]*[.L19]" office:value-type="float" office:value="0" calcext:value-type="float">
            <text:p>0.000000</text:p>
          </table:table-cell>
          <table:table-cell table:style-name="ce2" table:formula="of:=[.M$22]*[.M19]" office:value-type="float" office:value="-0.00442515" calcext:value-type="float">
            <text:p>-0.004425</text:p>
          </table:table-cell>
          <table:table-cell table:style-name="ce2" table:formula="of:=[.N$22]*[.N19]" office:value-type="float" office:value="0" calcext:value-type="float">
            <text:p>0.000000</text:p>
          </table:table-cell>
          <table:table-cell table:style-name="ce2" table:formula="of:=[.O$22]*[.O19]" office:value-type="float" office:value="0.02241165" calcext:value-type="float">
            <text:p>0.022412</text:p>
          </table:table-cell>
          <table:table-cell table:style-name="ce2" table:formula="of:=[.P$22]*[.P19]" office:value-type="float" office:value="0" calcext:value-type="float">
            <text:p>0.000000</text:p>
          </table:table-cell>
          <table:table-cell table:style-name="ce2" table:formula="of:=[.Q$22]*[.Q19]" office:value-type="float" office:value="0.01165695" calcext:value-type="float">
            <text:p>0.011657</text:p>
          </table:table-cell>
        </table:table-row>
        <table:table-row table:style-name="ro1">
          <table:table-cell/>
          <table:table-cell table:style-name="ce2" table:formula="of:=[.B$22]*[.B20]" office:value-type="float" office:value="0.1025902" calcext:value-type="float">
            <text:p>0.102590</text:p>
          </table:table-cell>
          <table:table-cell table:style-name="ce2" table:formula="of:=[.C$22]*[.C20]" office:value-type="float" office:value="-0.1456182" calcext:value-type="float">
            <text:p>-0.145618</text:p>
          </table:table-cell>
          <table:table-cell table:style-name="ce2" table:formula="of:=[.D$22]*[.D20]" office:value-type="float" office:value="-0" calcext:value-type="float">
            <text:p>0.000000</text:p>
          </table:table-cell>
          <table:table-cell table:style-name="ce2" table:formula="of:=[.E$22]*[.E20]" office:value-type="float" office:value="-0.0559332" calcext:value-type="float">
            <text:p>-0.055933</text:p>
          </table:table-cell>
          <table:table-cell table:style-name="ce2" table:formula="of:=[.F$22]*[.F20]" office:value-type="float" office:value="0.0686598125" calcext:value-type="float">
            <text:p>0.068660</text:p>
          </table:table-cell>
          <table:table-cell table:style-name="ce2" table:formula="of:=[.G$22]*[.G20]" office:value-type="float" office:value="0" calcext:value-type="float">
            <text:p>0.000000</text:p>
          </table:table-cell>
          <table:table-cell table:style-name="ce2" table:formula="of:=[.H$22]*[.H20]" office:value-type="float" office:value="-0.059425625" calcext:value-type="float">
            <text:p>-0.059426</text:p>
          </table:table-cell>
          <table:table-cell table:style-name="ce2" table:formula="of:=[.I$22]*[.I20]" office:value-type="float" office:value="0" calcext:value-type="float">
            <text:p>0.000000</text:p>
          </table:table-cell>
          <table:table-cell table:style-name="ce2" table:formula="of:=[.J$22]*[.J20]" office:value-type="float" office:value="-0.076676375" calcext:value-type="float">
            <text:p>-0.076676</text:p>
          </table:table-cell>
          <table:table-cell table:style-name="ce2" table:formula="of:=[.K$22]*[.K20]" office:value-type="float" office:value="0.0116403" calcext:value-type="float">
            <text:p>0.011640</text:p>
          </table:table-cell>
          <table:table-cell table:style-name="ce2" table:formula="of:=[.L$22]*[.L20]" office:value-type="float" office:value="-0" calcext:value-type="float">
            <text:p>0.000000</text:p>
          </table:table-cell>
          <table:table-cell table:style-name="ce2" table:formula="of:=[.M$22]*[.M20]" office:value-type="float" office:value="0.00442515" calcext:value-type="float">
            <text:p>0.004425</text:p>
          </table:table-cell>
          <table:table-cell table:style-name="ce2" table:formula="of:=[.N$22]*[.N20]" office:value-type="float" office:value="-0" calcext:value-type="float">
            <text:p>0.000000</text:p>
          </table:table-cell>
          <table:table-cell table:style-name="ce2" table:formula="of:=[.O$22]*[.O20]" office:value-type="float" office:value="0.02241165" calcext:value-type="float">
            <text:p>0.022412</text:p>
          </table:table-cell>
          <table:table-cell table:style-name="ce2" table:formula="of:=[.P$22]*[.P20]" office:value-type="float" office:value="0" calcext:value-type="float">
            <text:p>0.000000</text:p>
          </table:table-cell>
          <table:table-cell table:style-name="ce2" table:formula="of:=[.Q$22]*[.Q20]" office:value-type="float" office:value="0.01165695" calcext:value-type="float">
            <text:p>0.011657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quare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.35355" calcext:value-type="float">
            <text:p>0.35355</text:p>
          </table:table-cell>
          <table:table-cell office:value-type="float" office:value="0" calcext:value-type="float">
            <text:p>0</text:p>
          </table:table-cell>
          <table:table-cell office:value-type="float" office:value="0.35355" calcext:value-type="float">
            <text:p>0.35355</text:p>
          </table:table-cell>
          <table:table-cell/>
        </table:table-row>
        <table:table-row table:style-name="ro1">
          <table:table-cell office:value-type="float" office:value="0.35355" calcext:value-type="float">
            <text:p>0.35355</text:p>
          </table:table-cell>
          <table:table-cell office:value-type="float" office:value="-0.35355" calcext:value-type="float">
            <text:p>-0.35355</text:p>
          </table:table-cell>
          <table:table-cell office:value-type="float" office:value="0" calcext:value-type="float">
            <text:p>0</text:p>
          </table:table-cell>
          <table:table-cell office:value-type="float" office:value="0.35355" calcext:value-type="float">
            <text:p>0.35355</text:p>
          </table:table-cell>
          <table:table-cell/>
        </table:table-row>
        <table:table-row table:style-name="ro1">
          <table:table-cell office:value-type="float" office:value="0.35355" calcext:value-type="float">
            <text:p>0.35355</text:p>
          </table:table-cell>
          <table:table-cell office:value-type="float" office:value="-0.35355" calcext:value-type="float">
            <text:p>-0.35355</text:p>
          </table:table-cell>
          <table:table-cell office:value-type="float" office:value="0" calcext:value-type="float">
            <text:p>0</text:p>
          </table:table-cell>
          <table:table-cell office:value-type="float" office:value="-0.35355" calcext:value-type="float">
            <text:p>-0.35355</text:p>
          </table:table-cell>
          <table:table-cell/>
        </table:table-row>
        <table:table-row table:style-name="ro1">
          <table:table-cell table:number-columns-repeated="2" office:value-type="float" office:value="0.35355" calcext:value-type="float">
            <text:p>0.35355</text:p>
          </table:table-cell>
          <table:table-cell office:value-type="float" office:value="0" calcext:value-type="float">
            <text:p>0</text:p>
          </table:table-cell>
          <table:table-cell office:value-type="float" office:value="-0.35355" calcext:value-type="float">
            <text:p>-0.3535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1">
          <table:table-cell office:value-type="float" office:value="1.41421" calcext:value-type="float">
            <text:p>1.41421</text:p>
          </table:table-cell>
          <table:table-cell table:number-columns-repeated="3" office:value-type="float" office:value="0.99985" calcext:value-type="float">
            <text:p>0.99985</text:p>
          </table:table-cell>
          <table:table-cell office:value-type="string" calcext:value-type="string">
            <text:p>order scaling</text:p>
          </table:table-cell>
        </table:table-row>
        <table:table-row table:style-name="ro3">
          <table:table-cell table:number-columns-repeated="5"/>
        </table:table-row>
        <table:table-row table:style-name="ro1">
          <table:table-cell table:style-name="ce2" table:formula="of:=[.A$7]*[.A1]" office:value-type="float" office:value="0.4999939455" calcext:value-type="float">
            <text:p>0.499994</text:p>
          </table:table-cell>
          <table:table-cell table:style-name="ce2" table:formula="of:=[.B$7]*[.B1]" office:value-type="float" office:value="0.3534969675" calcext:value-type="float">
            <text:p>0.353497</text:p>
          </table:table-cell>
          <table:table-cell table:style-name="ce2" table:formula="of:=[.C$7]*[.C1]" office:value-type="float" office:value="0" calcext:value-type="float">
            <text:p>0.000000</text:p>
          </table:table-cell>
          <table:table-cell table:style-name="ce2" table:formula="of:=[.D$7]*[.D1]" office:value-type="float" office:value="0.3534969675" calcext:value-type="float">
            <text:p>0.353497</text:p>
          </table:table-cell>
          <table:table-cell/>
        </table:table-row>
        <table:table-row table:style-name="ro1">
          <table:table-cell table:style-name="ce2" table:formula="of:=[.A$7]*[.A2]" office:value-type="float" office:value="0.4999939455" calcext:value-type="float">
            <text:p>0.499994</text:p>
          </table:table-cell>
          <table:table-cell table:style-name="ce2" table:formula="of:=[.B$7]*[.B2]" office:value-type="float" office:value="-0.3534969675" calcext:value-type="float">
            <text:p>-0.353497</text:p>
          </table:table-cell>
          <table:table-cell table:style-name="ce2" table:formula="of:=[.C$7]*[.C2]" office:value-type="float" office:value="0" calcext:value-type="float">
            <text:p>0.000000</text:p>
          </table:table-cell>
          <table:table-cell table:style-name="ce2" table:formula="of:=[.D$7]*[.D2]" office:value-type="float" office:value="0.3534969675" calcext:value-type="float">
            <text:p>0.353497</text:p>
          </table:table-cell>
          <table:table-cell/>
        </table:table-row>
        <table:table-row table:style-name="ro1">
          <table:table-cell table:style-name="ce2" table:formula="of:=[.A$7]*[.A3]" office:value-type="float" office:value="0.4999939455" calcext:value-type="float">
            <text:p>0.499994</text:p>
          </table:table-cell>
          <table:table-cell table:style-name="ce2" table:formula="of:=[.B$7]*[.B3]" office:value-type="float" office:value="-0.3534969675" calcext:value-type="float">
            <text:p>-0.353497</text:p>
          </table:table-cell>
          <table:table-cell table:style-name="ce2" table:formula="of:=[.C$7]*[.C3]" office:value-type="float" office:value="0" calcext:value-type="float">
            <text:p>0.000000</text:p>
          </table:table-cell>
          <table:table-cell table:style-name="ce2" table:formula="of:=[.D$7]*[.D3]" office:value-type="float" office:value="-0.3534969675" calcext:value-type="float">
            <text:p>-0.353497</text:p>
          </table:table-cell>
          <table:table-cell/>
        </table:table-row>
        <table:table-row table:style-name="ro1">
          <table:table-cell table:style-name="ce2" table:formula="of:=[.A$7]*[.A4]" office:value-type="float" office:value="0.4999939455" calcext:value-type="float">
            <text:p>0.499994</text:p>
          </table:table-cell>
          <table:table-cell table:style-name="ce2" table:formula="of:=[.B$7]*[.B4]" office:value-type="float" office:value="0.3534969675" calcext:value-type="float">
            <text:p>0.353497</text:p>
          </table:table-cell>
          <table:table-cell table:style-name="ce2" table:formula="of:=[.C$7]*[.C4]" office:value-type="float" office:value="0" calcext:value-type="float">
            <text:p>0.000000</text:p>
          </table:table-cell>
          <table:table-cell table:style-name="ce2" table:formula="of:=[.D$7]*[.D4]" office:value-type="float" office:value="-0.3534969675" calcext:value-type="float">
            <text:p>-0.35349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17:30:33.4618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7:03:38.176181000</meta:creation-date>
    <dc:date>2014-01-21T17:31:42.121552000</dc:date>
    <meta:editing-duration>P0D</meta:editing-duration>
    <meta:editing-cycles>2</meta:editing-cycles>
    <meta:generator>LibreOffice/4.1.4.2$MacOSX_x86 LibreOffice_project/0a0440ccc0227ad9829de5f46be37cfb6edcf72</meta:generator>
    <meta:document-statistic meta:table-count="3" meta:cell-count="764" meta:object-count="0"/>
  </office:meta>
</office:document-meta>
</file>